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0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429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0.3118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4575in"/>
    </style:style>
    <style:style style:name="co11" style:family="table-column">
      <style:table-column-properties fo:break-before="auto" style:column-width="0.575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1.15in"/>
    </style:style>
    <style:style style:name="co18" style:family="table-column">
      <style:table-column-properties fo:break-before="auto" style:column-width="1.4626in"/>
    </style:style>
    <style:style style:name="co19" style:family="table-column">
      <style:table-column-properties fo:break-before="auto" style:column-width="0.0299in"/>
    </style:style>
    <style:style style:name="co20" style:family="table-column">
      <style:table-column-properties fo:break-before="auto" style:column-width="0.3311in"/>
    </style:style>
    <style:style style:name="co21" style:family="table-column">
      <style:table-column-properties fo:break-before="auto" style:column-width="0.6819in"/>
    </style:style>
    <style:style style:name="co22" style:family="table-column">
      <style:table-column-properties fo:break-before="auto" style:column-width="0.8083in"/>
    </style:style>
    <style:style style:name="ro1" style:family="table-row">
      <style:table-row-properties style:row-height="0.1201in" fo:break-before="auto" style:use-optimal-row-height="false"/>
    </style:style>
    <style:style style:name="ro2" style:family="table-row">
      <style:table-row-properties style:row-height="0.129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7pt" fo:font-weight="bold" style:font-name-asian="Droid Sans Fallback" style:font-size-asian="7pt" style:font-weight-asian="bold" style:font-name-complex="FreeSans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="0.06pt solid #000000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="none"/>
      <style:text-properties fo:font-size="7pt" style:font-size-asian="7pt" style:font-size-complex="7pt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C3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C17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C17"/>
    </style:style>
    <style:style style:name="ce11" style:family="table-cell" style:parent-style-name="Default">
      <style:text-properties fo:font-size="7pt" style:font-size-asian="7pt" style:font-size-complex="7pt"/>
      <style:map style:condition="cell-content()&lt;=0.05" style:apply-style-name="Untitled2" style:base-cell-address="'Mann–Whitney'.C17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C26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G3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G7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G15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G26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G43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3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15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30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31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39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55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55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61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62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style:font-size-asian="7pt" style:font-size-complex="7pt"/>
      <style:map style:condition="cell-content()&lt;=0.05" style:apply-style-name="Untitled2" style:base-cell-address="'Mann–Whitney'.K55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8pt" fo:font-weight="bold" style:font-name-asian="Droid Sans Fallback" style:font-size-asian="8pt" style:font-weight-asian="bold" style:font-name-complex="FreeSans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  <style:map style:condition="cell-content()&lt;=0.05" style:apply-style-name="Untitled2" style:base-cell-address="'Kruskal-Wallis'.C3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C15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'Kruskal-Wallis'.C19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G3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G9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G16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'Kruskal-Wallis'.G16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'Kruskal-Wallis'.G26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G27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3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10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10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23"/>
    </style:style>
    <style:style style:name="ce5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25"/>
    </style:style>
    <style:style style:name="ce5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26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'Kruskal-Wallis'.K31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31"/>
    </style:style>
    <style:style style:name="ce5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'Kruskal-Wallis'.K31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'Kruskal-Wallis'.K45"/>
    </style:style>
    <style:style style:name="ce5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45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45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'Kruskal-Wallis'.K51"/>
    </style:style>
    <style:style style:name="ce6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67" style:family="table-cell" style:parent-style-name="Default" style:data-style-name="N2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 style:data-style-name="N2">
      <style:table-cell-properties fo:border="0.06pt solid #000000"/>
      <style:text-properties fo:font-size="9pt" style:font-size-asian="9pt" style:font-size-complex="9pt"/>
    </style:style>
    <style:style style:name="ce69" style:family="table-cell" style:parent-style-name="Default">
      <style:text-properties fo:font-size="9pt" style:font-size-asian="9pt" style:font-size-complex="9pt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0000" fo:border="0.06pt solid #000000"/>
    </style:style>
    <style:style style:name="ce7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  <style:map style:condition="cell-content()&lt;=0.05" style:apply-style-name="Untitled2" style:base-cell-address="Hypothesis.C3"/>
    </style:style>
    <style:style style:name="ce7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map style:condition="cell-content()&lt;=0.05" style:apply-style-name="Untitled2" style:base-cell-address="Hypothesis.C3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000000" style:text-align-source="fix" style:repeat-content="false" fo:border="0.06pt solid #000000"/>
      <style:paragraph-properties fo:text-align="end" fo:margin-left="0in"/>
      <style:map style:condition="cell-content()&lt;=0.05" style:apply-style-name="Untitled2" style:base-cell-address="Hypothesis.C3"/>
    </style:style>
    <style:style style:name="ce8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  <style:map style:condition="cell-content()&lt;=0.05" style:apply-style-name="Untitled2" style:base-cell-address="Hypothesis.C3"/>
    </style:style>
    <style:style style:name="ce8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  <style:map style:condition="cell-content()&lt;=0.05" style:apply-style-name="Untitled2" style:base-cell-address="All.C2"/>
    </style:style>
    <style:style style:name="ce8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  <style:map style:condition="cell-content()&lt;=0.05" style:apply-style-name="Untitled2" style:base-cell-address="All.C2"/>
    </style:style>
    <style:style style:name="ce84" style:family="table-cell" style:parent-style-name="Default" style:data-style-name="N2">
      <style:table-cell-properties fo:background-color="#000000" style:text-align-source="fix" style:repeat-content="false" fo:border="0.06pt solid #000000"/>
      <style:paragraph-properties fo:text-align="end" fo:margin-left="0in"/>
      <style:map style:condition="cell-content()&lt;=0.05" style:apply-style-name="Untitled2" style:base-cell-address="All.C2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  <style:map style:condition="cell-content()&lt;=0.05" style:apply-style-name="Untitled2" style:base-cell-address="All.E2"/>
    </style:style>
    <style:style style:name="ce8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  <style:map style:condition="cell-content()&lt;=0.05" style:apply-style-name="Untitled2" style:base-cell-address="All.G2"/>
    </style:style>
  </office:automatic-styles>
  <office:body>
    <office:spreadsheet>
      <table:table table:name="Mann–Whitney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ce20"/>
        <table:table-column table:style-name="co4" table:number-columns-repeated="1013" table:default-cell-style-name="ce1"/>
        <table:table-row table:style-name="ro1">
          <table:table-cell/>
          <table:table-cell table:style-name="ce5" office:value-type="string" calcext:value-type="string">
            <text:p>BW | TF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BW | COLIN</text:p>
          </table:table-cell>
          <table:table-cell table:style-name="ce5"/>
          <table:table-cell/>
          <table:table-cell table:style-name="ce19"/>
          <table:table-cell table:style-name="ce5" office:value-type="string" calcext:value-type="string">
            <text:p>FR | COLIN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Makespan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Makespan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Makespan</text:p>
          </table:table-cell>
          <table:covered-table-cell/>
          <table:covered-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9">
            <text:p>PA</text:p>
          </table:table-cell>
          <table:table-cell table:style-name="ce4" office:value-type="string" calcext:value-type="string">
            <text:p>CFP</text:p>
          </table:table-cell>
          <table:table-cell table:style-name="ce8" office:value-type="float" office:value="0.01" calcext:value-type="float">
            <text:p>0.01</text:p>
          </table:table-cell>
          <table:table-cell/>
          <table:table-cell table:style-name="ce3" office:value-type="string" calcext:value-type="string" table:number-columns-spanned="1" table:number-rows-spanned="4">
            <text:p>PA</text:p>
          </table:table-cell>
          <table:table-cell table:style-name="ce4" office:value-type="string" calcext:value-type="string">
            <text:p>CFP</text:p>
          </table:table-cell>
          <table:table-cell table:style-name="ce14" office:value-type="float" office:value="0.02" calcext:value-type="float">
            <text:p>0.02</text:p>
          </table:table-cell>
          <table:table-cell/>
          <table:table-cell table:style-name="ce4" office:value-type="string" calcext:value-type="string">
            <text:p>CFP</text:p>
          </table:table-cell>
          <table:table-cell table:style-name="ce4" office:value-type="string" calcext:value-type="string">
            <text:p>CS</text:p>
          </table:table-cell>
          <table:table-cell table:style-name="ce21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CS</text:p>
          </table:table-cell>
          <table:table-cell table:style-name="ce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CS</text:p>
          </table:table-cell>
          <table:table-cell table:style-name="ce14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3" office:value-type="string" calcext:value-type="string" table:number-columns-spanned="1" table:number-rows-spanned="5">
            <text:p>CS</text:p>
          </table:table-cell>
          <table:table-cell table:style-name="ce2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CA</text:p>
          </table:table-cell>
          <table:table-cell table:style-name="ce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CA</text:p>
          </table:table-cell>
          <table:table-cell table:style-name="ce14" office:value-type="float" office:value="0.05" calcext:value-type="float">
            <text:p>0.05</text:p>
          </table:table-cell>
          <table:table-cell/>
          <table:table-cell table:style-name="ce4" office:value-type="string" calcext:value-type="string">
            <text:p>A</text:p>
          </table:table-cell>
          <table:covered-table-cell table:style-name="ce4" office:value-type="string" calcext:value-type="string">
            <text:p>CS</text:p>
          </table:covered-table-cell>
          <table:table-cell table:style-name="ce2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O</text:p>
          </table:table-cell>
          <table:table-cell table:style-name="ce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PA</text:p>
          </table:covered-table-cell>
          <table:table-cell table:style-name="ce3" office:value-type="string" calcext:value-type="string" table:number-columns-spanned="1" table:number-rows-spanned="2">
            <text:p>AT</text:p>
          </table:table-cell>
          <table:table-cell table:style-name="ce14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S</text:p>
          </table:covered-table-cell>
          <table:table-cell table:style-name="ce2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A</text:p>
          </table:table-cell>
          <table:table-cell table:style-name="ce8" office:value-type="float" office:value="0.01" calcext:value-type="float">
            <text:p>0.01</text:p>
          </table:table-cell>
          <table:table-cell/>
          <table:table-cell table:style-name="ce3" office:value-type="string" calcext:value-type="string" table:number-columns-spanned="1" table:number-rows-spanned="3">
            <text:p>O</text:p>
          </table:table-cell>
          <table:covered-table-cell table:style-name="ce4" office:value-type="string" calcext:value-type="string">
            <text:p>AT</text:p>
          </table:covered-table-cell>
          <table:table-cell table:style-name="ce15" office:value-type="float" office:value="0.04" calcext:value-type="float">
            <text:p>0.04</text:p>
          </table:table-cell>
          <table:table-cell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S</text:p>
          </table:covered-table-cell>
          <table:table-cell table:style-name="ce21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AO</text:p>
          </table:table-cell>
          <table:table-cell table:style-name="ce8" office:value-type="float" office:value="0.02" calcext:value-type="float">
            <text:p>0.02</text:p>
          </table:table-cell>
          <table:table-cell/>
          <table:covered-table-cell table:style-name="ce4" office:value-type="string" calcext:value-type="string">
            <text:p>O</text:p>
          </table:covered-table-cell>
          <table:table-cell table:style-name="ce4" office:value-type="string" calcext:value-type="string">
            <text:p>CFP</text:p>
          </table:table-cell>
          <table:table-cell table:style-name="ce14" office:value-type="float" office:value="0.04" calcext:value-type="float">
            <text:p>0.04</text:p>
          </table:table-cell>
          <table:table-cell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S</text:p>
          </table:covered-table-cell>
          <table:table-cell table:style-name="ce2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OT</text:p>
          </table:table-cell>
          <table:table-cell table:style-name="ce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O</text:p>
          </table:covered-table-cell>
          <table:table-cell table:style-name="ce3" office:value-type="string" calcext:value-type="string" table:number-columns-spanned="1" table:number-rows-spanned="3">
            <text:p>CS</text:p>
          </table:table-cell>
          <table:table-cell table:style-name="ce14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3" office:value-type="string" calcext:value-type="string" table:number-columns-spanned="1" table:number-rows-spanned="4">
            <text:p>CA</text:p>
          </table:table-cell>
          <table:table-cell table:style-name="ce21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AT</text:p>
          </table:table-cell>
          <table:table-cell table:style-name="ce8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S</text:p>
          </table:covered-table-cell>
          <table:table-cell table:style-name="ce14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</text:p>
          </table:table-cell>
          <table:covered-table-cell table:style-name="ce4" office:value-type="string" calcext:value-type="string">
            <text:p>CA</text:p>
          </table:covered-table-cell>
          <table:table-cell table:style-name="ce21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PA</text:p>
          </table:covered-table-cell>
          <table:table-cell table:style-name="ce4" office:value-type="string" calcext:value-type="string">
            <text:p>AOT</text:p>
          </table:table-cell>
          <table:table-cell table:style-name="ce8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S</text:p>
          </table:covered-table-cell>
          <table:table-cell table:style-name="ce14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A</text:p>
          </table:covered-table-cell>
          <table:table-cell table:style-name="ce21"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O</text:p>
          </table:table-cell>
          <table:table-cell table:style-name="ce3" office:value-type="string" calcext:value-type="string" table:number-columns-spanned="1" table:number-rows-spanned="3">
            <text:p>CFP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5"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A</text:p>
          </table:covered-table-cell>
          <table:table-cell table:style-name="ce21"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T</text:p>
          </table:table-cell>
          <table:covered-table-cell table:style-name="ce4" office:value-type="string" calcext:value-type="string">
            <text:p>CFP</text:p>
          </table:covered-table-cell>
          <table:table-cell table:style-name="ce8" office:value-type="float" office:value="0.02" calcext:value-type="float">
            <text:p>0.02</text:p>
          </table:table-cell>
          <table:table-cell table:number-columns-repeated="5"/>
          <table:table-cell table:style-name="ce20"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FP</text:p>
          </table:covered-table-cell>
          <table:table-cell table:style-name="ce8" office:value-type="float" office:value="0.04" calcext:value-type="float">
            <text:p>0.04</text:p>
          </table:table-cell>
          <table:table-cell/>
          <table:table-cell table:style-name="ce2" office:value-type="string" calcext:value-type="string" table:number-columns-spanned="3" table:number-rows-spanned="1">
            <text:p>Num Actions</text:p>
          </table:table-cell>
          <table:covered-table-cell table:style-name="ce6" office:value-type="string" calcext:value-type="string">
            <text:p>Pair</text:p>
          </table:covered-table-cell>
          <table:covered-table-cell table:style-name="ce6" office:value-type="string" calcext:value-type="string">
            <text:p>Number of Actions</text:p>
          </table:covered-table-cell>
          <table:table-cell/>
          <table:table-cell table:style-name="ce2" office:value-type="string" calcext:value-type="string" table:number-columns-spanned="3" table:number-rows-spanned="1">
            <text:p>Num Actions</text:p>
          </table:table-cell>
          <table:covered-table-cell table:style-name="ce6" office:value-type="string" calcext:value-type="string">
            <text:p>Pair</text:p>
          </table:covered-table-cell>
          <table:covered-table-cell table:style-name="ce6" office:value-type="string" calcext:value-type="string">
            <text:p>Number of Actions</text:p>
          </table:covered-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</text:p>
          </table:table-cell>
          <table:table-cell table:style-name="ce3" office:value-type="string" calcext:value-type="string" table:number-columns-spanned="1" table:number-rows-spanned="3">
            <text:p>CFP</text:p>
          </table:table-cell>
          <table:table-cell table:style-name="ce16" office:value-type="float" office:value="0.02" calcext:value-type="float">
            <text:p>0.02</text:p>
          </table:table-cell>
          <table:table-cell/>
          <table:table-cell table:style-name="ce4" office:value-type="string" calcext:value-type="string">
            <text:p>CA</text:p>
          </table:table-cell>
          <table:table-cell table:style-name="ce3" office:value-type="string" calcext:value-type="string" table:number-columns-spanned="1" table:number-rows-spanned="7">
            <text:p>CFP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Num Actions</text:p>
          </table:table-cell>
          <table:covered-table-cell table:number-columns-repeated="2" table:style-name="ce6" office:value-type="string" calcext:value-type="string">
            <text:p>Number of Actions</text:p>
          </table:covered-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FP</text:p>
          </table:covered-table-cell>
          <table:table-cell table:style-name="ce16" office:value-type="float" office:value="0.05" calcext:value-type="float">
            <text:p>0.05</text:p>
          </table:table-cell>
          <table:table-cell/>
          <table:table-cell table:style-name="ce4" office:value-type="string" calcext:value-type="string">
            <text:p>O</text:p>
          </table:table-cell>
          <table:covered-table-cell table:style-name="ce4" office:value-type="string" calcext:value-type="string">
            <text:p>CFP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2">
            <text:p>AO</text:p>
          </table:table-cell>
          <table:table-cell table:style-name="ce4" office:value-type="string" calcext:value-type="string">
            <text:p>PA</text:p>
          </table:table-cell>
          <table:table-cell table:style-name="ce9" office:value-type="float" office:value="0.05" calcext:value-type="float">
            <text:p>0.05</text:p>
          </table:table-cell>
          <table:table-cell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FP</text:p>
          </table:covered-table-cell>
          <table:table-cell table:style-name="ce16" office:value-type="float" office:value="0.05" calcext:value-type="float">
            <text:p>0.05</text:p>
          </table:table-cell>
          <table:table-cell/>
          <table:table-cell table:style-name="ce4" office:value-type="string" calcext:value-type="string">
            <text:p>A</text:p>
          </table:table-cell>
          <table:covered-table-cell table:style-name="ce4" office:value-type="string" calcext:value-type="string">
            <text:p>CFP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covered-table-cell table:style-name="ce4" office:value-type="string" calcext:value-type="string">
            <text:p>AO</text:p>
          </table:covered-table-cell>
          <table:table-cell table:style-name="ce4" office:value-type="string" calcext:value-type="string">
            <text:p>CFP</text:p>
          </table:table-cell>
          <table:table-cell table:style-name="ce10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O</text:p>
          </table:table-cell>
          <table:table-cell table:style-name="ce3" office:value-type="string" calcext:value-type="string" table:number-columns-spanned="1" table:number-rows-spanned="3">
            <text:p>CS</text:p>
          </table:table-cell>
          <table:table-cell table:style-name="ce16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FP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S</text:p>
          </table:covered-table-cell>
          <table:table-cell table:style-name="ce16" office:value-type="float" office:value="0.02" calcext:value-type="float">
            <text:p>0.02</text:p>
          </table:table-cell>
          <table:table-cell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FP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S</text:p>
          </table:covered-table-cell>
          <table:table-cell table:style-name="ce16" office:value-type="float" office:value="0.02" calcext:value-type="float">
            <text:p>0.02</text:p>
          </table:table-cell>
          <table:table-cell/>
          <table:table-cell table:style-name="ce4" office:value-type="string" calcext:value-type="string">
            <text:p>AT</text:p>
          </table:table-cell>
          <table:covered-table-cell table:style-name="ce4" office:value-type="string" calcext:value-type="string">
            <text:p>CFP</text:p>
          </table:covered-table-cell>
          <table:table-cell table:style-name="ce22"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Proc Time</text:p>
          </table:table-cell>
          <table:covered-table-cell table:style-name="ce6" office:value-type="string" calcext:value-type="string">
            <text:p>Pair</text:p>
          </table:covered-table-cell>
          <table:covered-table-cell table:style-name="ce6" office:value-type="string" calcext:value-type="string">
            <text:p>Processing Time (s)</text:p>
          </table:covered-table-cell>
          <table:table-cell/>
          <table:table-cell table:style-name="ce4" office:value-type="string" calcext:value-type="string">
            <text:p>O</text:p>
          </table:table-cell>
          <table:table-cell table:style-name="ce3" office:value-type="string" calcext:value-type="string" table:number-columns-spanned="1" table:number-rows-spanned="3">
            <text:p>AT</text:p>
          </table:table-cell>
          <table:table-cell table:style-name="ce16" office:value-type="float" office:value="0.02" calcext:value-type="float">
            <text:p>0.02</text:p>
          </table:table-cell>
          <table:table-cell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FP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OT</text:p>
          </table:table-cell>
          <table:table-cell table:style-name="ce4" office:value-type="string" calcext:value-type="string">
            <text:p>CFP</text:p>
          </table:table-cell>
          <table:table-cell table:style-name="ce12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AT</text:p>
          </table:covered-table-cell>
          <table:table-cell table:style-name="ce16" office:value-type="float" office:value="0.05" calcext:value-type="float">
            <text:p>0.05</text:p>
          </table:table-cell>
          <table:table-cell/>
          <table:table-cell table:style-name="ce4" office:value-type="string" calcext:value-type="string">
            <text:p>CA</text:p>
          </table:table-cell>
          <table:table-cell table:style-name="ce3" office:value-type="string" calcext:value-type="string" table:number-columns-spanned="1" table:number-rows-spanned="7">
            <text:p>CS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2"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AT</text:p>
          </table:covered-table-cell>
          <table:table-cell table:style-name="ce16" office:value-type="float" office:value="0.05" calcext:value-type="float">
            <text:p>0.05</text:p>
          </table:table-cell>
          <table:table-cell/>
          <table:table-cell table:style-name="ce4" office:value-type="string" calcext:value-type="string">
            <text:p>O</text:p>
          </table:table-cell>
          <table:covered-table-cell table:style-name="ce4" office:value-type="string" calcext:value-type="string">
            <text:p>CS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6"/>
          <table:table-cell table:style-name="ce4" office:value-type="string" calcext:value-type="string">
            <text:p>A</text:p>
          </table:table-cell>
          <table:covered-table-cell table:style-name="ce4" office:value-type="string" calcext:value-type="string">
            <text:p>CS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Mem Usage </text:p>
          </table:table-cell>
          <table:covered-table-cell table:style-name="ce6" office:value-type="string" calcext:value-type="string">
            <text:p>Pair</text:p>
          </table:covered-table-cell>
          <table:covered-table-cell table:style-name="ce6" office:value-type="string" calcext:value-type="string">
            <text:p>Memory Usage (GB)</text:p>
          </table:covered-table-cell>
          <table:table-cell/>
          <table:table-cell table:style-name="ce2" office:value-type="string" calcext:value-type="string" table:number-columns-spanned="3" table:number-rows-spanned="1">
            <text:p>Proc Time</text:p>
          </table:table-cell>
          <table:covered-table-cell table:number-columns-repeated="2" table:style-name="ce6" office:value-type="string" calcext:value-type="string">
            <text:p>Processing Time (s)</text:p>
          </table:covered-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S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O</text:p>
          </table:table-cell>
          <table:table-cell table:style-name="ce3" office:value-type="string" calcext:value-type="string" table:number-columns-spanned="1" table:number-rows-spanned="3">
            <text:p>CFP</text:p>
          </table:table-cell>
          <table:table-cell table:style-name="ce13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CFP</text:p>
          </table:table-cell>
          <table:table-cell table:style-name="ce3" office:value-type="string" calcext:value-type="string" table:number-columns-spanned="1" table:number-rows-spanned="6">
            <text:p>PA</text:p>
          </table:table-cell>
          <table:table-cell table:style-name="ce17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S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FP</text:p>
          </table:covered-table-cell>
          <table:table-cell table:style-name="ce13" office:value-type="float" office:value="0.02" calcext:value-type="float">
            <text:p>0.02</text:p>
          </table:table-cell>
          <table:table-cell/>
          <table:table-cell table:style-name="ce4" office:value-type="string" calcext:value-type="string">
            <text:p>CS</text:p>
          </table:table-cell>
          <table:covered-table-cell table:style-name="ce4" office:value-type="string" calcext:value-type="string">
            <text:p>PA</text:p>
          </table:covered-table-cell>
          <table:table-cell table:style-name="ce17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T</text:p>
          </table:table-cell>
          <table:covered-table-cell table:style-name="ce4" office:value-type="string" calcext:value-type="string">
            <text:p>CS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FP</text:p>
          </table:covered-table-cell>
          <table:table-cell table:style-name="ce13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O</text:p>
          </table:table-cell>
          <table:covered-table-cell table:style-name="ce4" office:value-type="string" calcext:value-type="string">
            <text:p>PA</text:p>
          </table:covered-table-cell>
          <table:table-cell table:style-name="ce17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S</text:p>
          </table:covered-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PA</text:p>
          </table:covered-table-cell>
          <table:table-cell table:style-name="ce17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AT</text:p>
          </table:table-cell>
          <table:table-cell table:style-name="ce22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PA</text:p>
          </table:covered-table-cell>
          <table:table-cell table:style-name="ce17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O</text:p>
          </table:table-cell>
          <table:table-cell table:style-name="ce4" office:value-type="string" calcext:value-type="string">
            <text:p>O</text:p>
          </table:table-cell>
          <table:table-cell table:style-name="ce23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PA</text:p>
          </table:covered-table-cell>
          <table:table-cell table:style-name="ce17" office:value-type="float" office:value="0.04" calcext:value-type="float">
            <text:p>0.04</text:p>
          </table:table-cell>
          <table:table-cell/>
          <table:table-cell table:style-name="ce3" office:value-type="string" calcext:value-type="string" table:number-columns-spanned="1" table:number-rows-spanned="3">
            <text:p>A</text:p>
          </table:table-cell>
          <table:table-cell table:style-name="ce4" office:value-type="string" calcext:value-type="string">
            <text:p>O</text:p>
          </table:table-cell>
          <table:table-cell table:style-name="ce24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4">
            <text:p>CFP</text:p>
          </table:table-cell>
          <table:table-cell table:style-name="ce4" office:value-type="string" calcext:value-type="string">
            <text:p>CA</text:p>
          </table:table-cell>
          <table:table-cell table:style-name="ce17" office:value-type="float" office:value="0.04" calcext:value-type="float">
            <text:p>0.04</text:p>
          </table:table-cell>
          <table:table-cell/>
          <table:covered-table-cell table:style-name="ce4" office:value-type="string" calcext:value-type="string">
            <text:p>A</text:p>
          </table:covered-table-cell>
          <table:table-cell table:style-name="ce4" office:value-type="string" calcext:value-type="string">
            <text:p>OT</text:p>
          </table:table-cell>
          <table:table-cell table:style-name="ce22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4"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</text:p>
          </table:table-cell>
          <table:table-cell table:style-name="ce17" office:value-type="float" office:value="0.03" calcext:value-type="float">
            <text:p>0.03</text:p>
          </table:table-cell>
          <table:table-cell/>
          <table:covered-table-cell table:style-name="ce4" office:value-type="string" calcext:value-type="string">
            <text:p>A</text:p>
          </table:covered-table-cell>
          <table:table-cell table:style-name="ce4" office:value-type="string" calcext:value-type="string">
            <text:p>AT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T</text:p>
          </table:table-cell>
          <table:table-cell table:style-name="ce17" office:value-type="float" office:value="0.01" calcext:value-type="float">
            <text:p>0.01</text:p>
          </table:table-cell>
          <table:table-cell/>
          <table:table-cell table:style-name="ce3" office:value-type="string" calcext:value-type="string" table:number-columns-spanned="1" table:number-rows-spanned="2">
            <text:p>AO</text:p>
          </table:table-cell>
          <table:table-cell table:style-name="ce4" office:value-type="string" calcext:value-type="string">
            <text:p>OT</text:p>
          </table:table-cell>
          <table:table-cell table:style-name="ce22"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4"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OT</text:p>
          </table:table-cell>
          <table:table-cell table:style-name="ce17" office:value-type="float" office:value="0.05" calcext:value-type="float">
            <text:p>0.05</text:p>
          </table:table-cell>
          <table:table-cell/>
          <table:covered-table-cell table:style-name="ce4" office:value-type="string" calcext:value-type="string">
            <text:p>AO</text:p>
          </table:covered-table-cell>
          <table:table-cell table:style-name="ce3" office:value-type="string" calcext:value-type="string" table:number-columns-spanned="1" table:number-rows-spanned="2">
            <text:p>AT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A</text:p>
          </table:table-cell>
          <table:table-cell table:style-name="ce17" office:value-type="float" office:value="0.04" calcext:value-type="float">
            <text:p>0.04</text:p>
          </table:table-cell>
          <table:table-cell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AT</text:p>
          </table:covered-table-cell>
          <table:table-cell table:style-name="ce22"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CS</text:p>
          </table:table-cell>
          <table:table-cell table:style-name="ce3" office:value-type="string" calcext:value-type="string" table:number-columns-spanned="1" table:number-rows-spanned="4">
            <text:p>AT</text:p>
          </table:table-cell>
          <table:table-cell table:style-name="ce17" office:value-type="float" office:value="0.01" calcext:value-type="float">
            <text:p>0.01</text:p>
          </table:table-cell>
          <table:table-cell/>
          <table:table-cell table:style-name="ce20" table:number-columns-repeated="2"/>
          <table:table-cell table:style-name="ce1"/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</text:p>
          </table:table-cell>
          <table:covered-table-cell table:style-name="ce4" office:value-type="string" calcext:value-type="string">
            <text:p>AT</text:p>
          </table:covered-table-cell>
          <table:table-cell table:style-name="ce17" office:value-type="float" office:value="0.02" calcext:value-type="float">
            <text:p>0.02</text:p>
          </table:table-cell>
          <table:table-cell/>
          <table:table-cell table:style-name="ce2" office:value-type="string" calcext:value-type="string" table:number-columns-spanned="3" table:number-rows-spanned="1">
            <text:p>Proc Time</text:p>
          </table:table-cell>
          <table:covered-table-cell/>
          <table:covered-table-cell table:style-name="ce1"/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AT</text:p>
          </table:covered-table-cell>
          <table:table-cell table:style-name="ce17" office:value-type="float" office:value="0.05" calcext:value-type="float">
            <text:p>0.05</text:p>
          </table:table-cell>
          <table:table-cell/>
          <table:table-cell table:style-name="ce3" office:value-type="string" calcext:value-type="string" table:number-columns-spanned="1" table:number-rows-spanned="8">
            <text:p>CFP</text:p>
          </table:table-cell>
          <table:table-cell table:style-name="ce4" office:value-type="string" calcext:value-type="string">
            <text:p>CS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AT</text:p>
          </table:covered-table-cell>
          <table:table-cell table:style-name="ce17" office:value-type="float" office:value="0.02" calcext:value-type="float">
            <text:p>0.02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CA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8"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O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Mem Usage </text:p>
          </table:table-cell>
          <table:covered-table-cell table:style-name="ce6" office:value-type="string" calcext:value-type="string">
            <text:p>Pair</text:p>
          </table:covered-table-cell>
          <table:covered-table-cell table:style-name="ce6" office:value-type="string" calcext:value-type="string">
            <text:p>Memory Usage (GB)</text:p>
          </table:covered-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CFP</text:p>
          </table:table-cell>
          <table:table-cell table:style-name="ce3" office:value-type="string" calcext:value-type="string" table:number-columns-spanned="1" table:number-rows-spanned="9">
            <text:p>PA</text:p>
          </table:table-cell>
          <table:table-cell table:style-name="ce1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O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CS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OT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CA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T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OT</text:p>
          </table: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2" calcext:value-type="float">
            <text:p>0.02</text:p>
          </table:table-cell>
          <table:table-cell/>
          <table:table-cell table:style-name="ce4" office:value-type="string" calcext:value-type="string">
            <text:p>CA</text:p>
          </table:table-cell>
          <table:table-cell table:style-name="ce3" office:value-type="string" calcext:value-type="string" table:number-columns-spanned="1" table:number-rows-spanned="6">
            <text:p>CS</text:p>
          </table:table-cell>
          <table:table-cell table:style-name="ce25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O</text:p>
          </table:table-cell>
          <table:covered-table-cell table:style-name="ce4" office:value-type="string" calcext:value-type="string">
            <text:p>CA</text:p>
          </table:covered-table-cell>
          <table:table-cell table:style-name="ce25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A</text:p>
          </table:covered-table-cell>
          <table:table-cell table:style-name="ce25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T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4" calcext:value-type="float">
            <text:p>0.04</text:p>
          </table:table-cell>
          <table:table-cell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A</text:p>
          </table:covered-table-cell>
          <table:table-cell table:style-name="ce25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PA</text:p>
          </table:covered-table-cell>
          <table:table-cell table:style-name="ce18" office:value-type="float" office:value="0.01" calcext:value-type="float">
            <text:p>0.01</text:p>
          </table:table-cell>
          <table:table-cell/>
          <table:table-cell table:style-name="ce4" office:value-type="string" calcext:value-type="string">
            <text:p>AT</text:p>
          </table:table-cell>
          <table:covered-table-cell table:style-name="ce4" office:value-type="string" calcext:value-type="string">
            <text:p>CA</text:p>
          </table:covered-table-cell>
          <table:table-cell table:style-name="ce25"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3">
            <text:p>CFP</text:p>
          </table:table-cell>
          <table:table-cell table:style-name="ce4" office:value-type="string" calcext:value-type="string">
            <text:p>CA</text:p>
          </table:table-cell>
          <table:table-cell table:style-name="ce18" office:value-type="float" office:value="0.05" calcext:value-type="float">
            <text:p>0.05</text:p>
          </table:table-cell>
          <table:table-cell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A</text:p>
          </table:covered-table-cell>
          <table:table-cell table:style-name="ce25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4"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</text:p>
          </table:table-cell>
          <table:table-cell table:style-name="ce18" office:value-type="float" office:value="0.05" calcext:value-type="float">
            <text:p>0.05</text:p>
          </table:table-cell>
          <table:table-cell/>
          <table:table-cell table:style-name="ce20" table:number-columns-repeated="2"/>
          <table:table-cell table:style-name="ce1"/>
          <table:table-cell table:number-columns-repeated="1013"/>
        </table:table-row>
        <table:table-row table:style-name="ro1">
          <table:table-cell table:number-columns-repeated="4"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T</text:p>
          </table:table-cell>
          <table:table-cell table:style-name="ce18" office:value-type="float" office:value="0.01" calcext:value-type="float">
            <text:p>0.01</text:p>
          </table:table-cell>
          <table:table-cell/>
          <table:table-cell table:style-name="ce2" office:value-type="string" calcext:value-type="string" table:number-columns-spanned="3" table:number-rows-spanned="1">
            <text:p>Mem Usage </text:p>
          </table:table-cell>
          <table:covered-table-cell table:style-name="ce6" office:value-type="string" calcext:value-type="string">
            <text:p>Pair</text:p>
          </table:covered-table-cell>
          <table:covered-table-cell table:style-name="ce6" office:value-type="string" calcext:value-type="string">
            <text:p>Memory Usage (GB)</text:p>
          </table:covered-table-cell>
          <table:table-cell table:number-columns-repeated="1013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2">
            <text:p>CS</text:p>
          </table:table-cell>
          <table:table-cell table:style-name="ce4" office:value-type="string" calcext:value-type="string">
            <text:p>A</text:p>
          </table:table-cell>
          <table:table-cell table:style-name="ce18" office:value-type="float" office:value="0.05" calcext:value-type="float">
            <text:p>0.05</text:p>
          </table:table-cell>
          <table:table-cell/>
          <table:table-cell table:style-name="ce3" office:value-type="string" calcext:value-type="string" table:number-columns-spanned="1" table:number-rows-spanned="8">
            <text:p>CFP</text:p>
          </table:table-cell>
          <table:table-cell table:style-name="ce4" office:value-type="string" calcext:value-type="string">
            <text:p>CS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covered-table-cell table:style-name="ce4" office:value-type="string" calcext:value-type="string">
            <text:p>CS</text:p>
          </table:covered-table-cell>
          <table:table-cell table:style-name="ce4" office:value-type="string" calcext:value-type="string">
            <text:p>AT</text:p>
          </table:table-cell>
          <table:table-cell table:style-name="ce1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CA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table:style-name="ce18" office:value-type="float" office:value="0.05" calcext:value-type="float">
            <text:p>0.05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O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AT</text:p>
          </table:table-cell>
          <table:table-cell table:style-name="ce18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OT</text:p>
          </table:table-cell>
          <table:table-cell table:style-name="ce18" office:value-type="float" office:value="0.05" calcext:value-type="float">
            <text:p>0.05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O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T</text:p>
          </table:table-cell>
          <table:table-cell table:style-name="ce12" office:value-type="float" office:value="0.01" calcext:value-type="float">
            <text:p>0.01</text:p>
          </table:table-cell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OT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T</text:p>
          </table:table-cell>
          <table:table-cell table:style-name="ce27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8"/>
          <table:covered-table-cell table:style-name="ce4" office:value-type="string" calcext:value-type="string">
            <text:p>CFP</text:p>
          </table:covered-table-cell>
          <table:table-cell table:style-name="ce4" office:value-type="string" calcext:value-type="string">
            <text:p>AOT</text:p>
          </table:table-cell>
          <table:table-cell table:style-name="ce28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1" table:number-rows-spanned="2">
            <text:p>CS</text:p>
          </table:table-cell>
          <table:table-cell table:style-name="ce4" office:value-type="string" calcext:value-type="string">
            <text:p>A</text:p>
          </table:table-cell>
          <table:table-cell table:style-name="ce29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8"/>
          <table:covered-table-cell table:style-name="ce4" office:value-type="string" calcext:value-type="string">
            <text:p>CS</text:p>
          </table:covered-table-cell>
          <table:table-cell table:style-name="ce3" office:value-type="string" calcext:value-type="string" table:number-columns-spanned="1" table:number-rows-spanned="6">
            <text:p>CA</text:p>
          </table: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O</text:p>
          </table:table-cell>
          <table:covered-table-cell table:style-name="ce4" office:value-type="string" calcext:value-type="string">
            <text:p>CA</text:p>
          </table:covered-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AO</text:p>
          </table:table-cell>
          <table:covered-table-cell table:style-name="ce4" office:value-type="string" calcext:value-type="string">
            <text:p>CA</text:p>
          </table:covered-table-cell>
          <table:table-cell table:style-name="ce2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OT</text:p>
          </table:table-cell>
          <table:covered-table-cell table:style-name="ce4" office:value-type="string" calcext:value-type="string">
            <text:p>CA</text:p>
          </table:covered-table-cell>
          <table:table-cell table:style-name="ce26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AT</text:p>
          </table:table-cell>
          <table:covered-table-cell table:style-name="ce4" office:value-type="string" calcext:value-type="string">
            <text:p>CA</text:p>
          </table:covered-table-cell>
          <table:table-cell table:style-name="ce30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AOT</text:p>
          </table:table-cell>
          <table:covered-table-cell table:style-name="ce4" office:value-type="string" calcext:value-type="string">
            <text:p>CA</text:p>
          </table:covered-table-cell>
          <table:table-cell table:style-name="ce3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2" table:number-rows-repeated="2">
          <table:table-cell table:number-columns-repeated="10"/>
          <table:table-cell table:style-name="ce1"/>
          <table:table-cell table:number-columns-repeated="1013"/>
        </table:table-row>
        <table:table-row table:style-name="ro2" table:number-rows-repeated="34">
          <table:table-cell table:number-columns-repeated="1024"/>
        </table:table-row>
        <table:table-row table:style-name="ro2" table:number-rows-repeated="1048444">
          <table:table-cell table:number-columns-repeated="1024"/>
        </table:table-row>
        <table:table-row table:style-name="ro3" table:number-rows-repeated="2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ann–Whitney'.K3:'Mann–Whitney'.K12">
            <calcext:condition calcext:apply-style-name="Untitled2" calcext:value="&lt;=0.05" calcext:base-cell-address="'Mann–Whitney'.K3"/>
          </calcext:conditional-format>
          <calcext:conditional-format calcext:target-range-address="'Mann–Whitney'.K3:'Mann–Whitney'.K12">
            <calcext:condition calcext:apply-style-name="Untitled2" calcext:value="&lt;=0.05" calcext:base-cell-address="'Mann–Whitney'.K3"/>
          </calcext:conditional-format>
          <calcext:conditional-format calcext:target-range-address="'Mann–Whitney'.K32:'Mann–Whitney'.K36 'Mann–Whitney'.K15:'Mann–Whitney'.K29">
            <calcext:condition calcext:apply-style-name="Untitled2" calcext:value="&lt;=0.05" calcext:base-cell-address="'Mann–Whitney'.K15"/>
          </calcext:conditional-format>
          <calcext:conditional-format calcext:target-range-address="'Mann–Whitney'.K30:'Mann–Whitney'.K30">
            <calcext:condition calcext:apply-style-name="Untitled2" calcext:value="&lt;=0.05" calcext:base-cell-address="'Mann–Whitney'.K30"/>
          </calcext:conditional-format>
          <calcext:conditional-format calcext:target-range-address="'Mann–Whitney'.K31:'Mann–Whitney'.K31">
            <calcext:condition calcext:apply-style-name="Untitled2" calcext:value="&lt;=0.05" calcext:base-cell-address="'Mann–Whitney'.K31"/>
          </calcext:conditional-format>
          <calcext:conditional-format calcext:target-range-address="'Mann–Whitney'.C3:'Mann–Whitney'.C14">
            <calcext:condition calcext:apply-style-name="Untitled2" calcext:value="&lt;=0.05" calcext:base-cell-address="'Mann–Whitney'.C3"/>
          </calcext:conditional-format>
          <calcext:conditional-format calcext:target-range-address="'Mann–Whitney'.G8:'Mann–Whitney'.G11 'Mann–Whitney'.G3:'Mann–Whitney'.G6">
            <calcext:condition calcext:apply-style-name="Untitled2" calcext:value="&lt;=0.05" calcext:base-cell-address="'Mann–Whitney'.G3"/>
          </calcext:conditional-format>
          <calcext:conditional-format calcext:target-range-address="'Mann–Whitney'.G15:'Mann–Whitney'.G23">
            <calcext:condition calcext:apply-style-name="Untitled2" calcext:value="&lt;=0.05" calcext:base-cell-address="'Mann–Whitney'.G15"/>
          </calcext:conditional-format>
          <calcext:conditional-format calcext:target-range-address="'Mann–Whitney'.G7:'Mann–Whitney'.G7">
            <calcext:condition calcext:apply-style-name="Untitled2" calcext:value="&lt;=0.05" calcext:base-cell-address="'Mann–Whitney'.G7"/>
          </calcext:conditional-format>
          <calcext:conditional-format calcext:target-range-address="'Mann–Whitney'.C24:'Mann–Whitney'.C24">
            <calcext:condition calcext:apply-style-name="Untitled2" calcext:value="&lt;=0.05" calcext:base-cell-address="'Mann–Whitney'.C24"/>
          </calcext:conditional-format>
          <calcext:conditional-format calcext:target-range-address="'Mann–Whitney'.C17:'Mann–Whitney'.C18">
            <calcext:condition calcext:apply-style-name="Untitled2" calcext:value="&lt;=0.05" calcext:base-cell-address="'Mann–Whitney'.C17"/>
          </calcext:conditional-format>
          <calcext:conditional-format calcext:target-range-address="'Mann–Whitney'.C26:'Mann–Whitney'.C28">
            <calcext:condition calcext:apply-style-name="Untitled2" calcext:value="&lt;=0.05" calcext:base-cell-address="'Mann–Whitney'.C26"/>
          </calcext:conditional-format>
          <calcext:conditional-format calcext:target-range-address="'Mann–Whitney'.G26:'Mann–Whitney'.G40">
            <calcext:condition calcext:apply-style-name="Untitled2" calcext:value="&lt;=0.05" calcext:base-cell-address="'Mann–Whitney'.G26"/>
          </calcext:conditional-format>
          <calcext:conditional-format calcext:target-range-address="'Mann–Whitney'.K39:'Mann–Whitney'.K52">
            <calcext:condition calcext:apply-style-name="Untitled2" calcext:value="&lt;=0.05" calcext:base-cell-address="'Mann–Whitney'.K39"/>
          </calcext:conditional-format>
          <calcext:conditional-format calcext:target-range-address="'Mann–Whitney'.K63:'Mann–Whitney'.K67 'Mann–Whitney'.K55:'Mann–Whitney'.K61">
            <calcext:condition calcext:apply-style-name="Untitled2" calcext:value="&lt;=0.05" calcext:base-cell-address="'Mann–Whitney'.K55"/>
          </calcext:conditional-format>
          <calcext:conditional-format calcext:target-range-address="'Mann–Whitney'.K62:'Mann–Whitney'.K62">
            <calcext:condition calcext:apply-style-name="Untitled2" calcext:value="&lt;=0.05" calcext:base-cell-address="'Mann–Whitney'.K62"/>
          </calcext:conditional-format>
          <calcext:conditional-format calcext:target-range-address="'Mann–Whitney'.K61:'Mann–Whitney'.K61">
            <calcext:condition calcext:apply-style-name="Untitled2" calcext:value="&lt;=0.05" calcext:base-cell-address="'Mann–Whitney'.K61"/>
          </calcext:conditional-format>
          <calcext:conditional-format calcext:target-range-address="'Mann–Whitney'.G43:'Mann–Whitney'.G59">
            <calcext:condition calcext:apply-style-name="Untitled2" calcext:value="&lt;=0.05" calcext:base-cell-address="'Mann–Whitney'.G43"/>
          </calcext:conditional-format>
        </calcext:conditional-formats>
      </table:table>
      <table:table table:name="Kruskal-Wallis" table:style-name="ta1">
        <table:table-column table:style-name="co5" table:number-columns-repeated="2" table:default-cell-style-name="ce32"/>
        <table:table-column table:style-name="co6" table:default-cell-style-name="ce32"/>
        <table:table-column table:style-name="co7" table:default-cell-style-name="ce32"/>
        <table:table-column table:style-name="co5" table:number-columns-repeated="2" table:default-cell-style-name="ce32"/>
        <table:table-column table:style-name="co6" table:default-cell-style-name="ce32"/>
        <table:table-column table:style-name="co7" table:default-cell-style-name="ce32"/>
        <table:table-column table:style-name="co5" table:number-columns-repeated="2" table:default-cell-style-name="ce32"/>
        <table:table-column table:style-name="co6" table:default-cell-style-name="ce62"/>
        <table:table-column table:style-name="co4" table:number-columns-repeated="1013" table:default-cell-style-name="ce32"/>
        <table:table-row table:style-name="ro4">
          <table:table-cell/>
          <table:table-cell table:style-name="ce36" office:value-type="string" calcext:value-type="string">
            <text:p>BW | TFD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BW | COLIN</text:p>
          </table:table-cell>
          <table:table-cell table:style-name="ce36"/>
          <table:table-cell/>
          <table:table-cell table:style-name="ce48"/>
          <table:table-cell table:style-name="ce36" office:value-type="string" calcext:value-type="string">
            <text:p>FR | COLIN</text:p>
          </table:table-cell>
          <table:table-cell table:style-name="ce36"/>
          <table:table-cell table:number-columns-repeated="1013"/>
        </table:table-row>
        <table:table-row table:style-name="ro4">
          <table:table-cell table:style-name="ce33" office:value-type="string" calcext:value-type="string" table:number-columns-spanned="3" table:number-rows-spanned="1">
            <text:p>Makespan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Makespan (s)</text:p>
          </table:covered-table-cell>
          <table:table-cell/>
          <table:table-cell table:style-name="ce33" office:value-type="string" calcext:value-type="string" table:number-columns-spanned="3" table:number-rows-spanned="1">
            <text:p>Makespan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Makespan (s)</text:p>
          </table:covered-table-cell>
          <table:table-cell/>
          <table:table-cell table:style-name="ce33" office:value-type="string" calcext:value-type="string" table:number-columns-spanned="3" table:number-rows-spanned="1">
            <text:p>Makespan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Makespan (s)</text:p>
          </table:covered-table-cell>
          <table:table-cell table:number-columns-repeated="1013"/>
        </table:table-row>
        <table:table-row table:style-name="ro4">
          <table:table-cell table:style-name="ce34" office:value-type="string" calcext:value-type="string" table:number-columns-spanned="1" table:number-rows-spanned="9">
            <text:p>PA</text:p>
          </table:table-cell>
          <table:table-cell table:style-name="ce35" office:value-type="string" calcext:value-type="string">
            <text:p>CFP</text:p>
          </table:table-cell>
          <table:table-cell table:style-name="ce38" office:value-type="float" office:value="0.01" calcext:value-type="float">
            <text:p>0.01</text:p>
          </table:table-cell>
          <table:table-cell/>
          <table:table-cell table:style-name="ce34" office:value-type="string" calcext:value-type="string" table:number-columns-spanned="1" table:number-rows-spanned="2">
            <text:p>PA</text:p>
          </table:table-cell>
          <table:table-cell table:style-name="ce35" office:value-type="string" calcext:value-type="string">
            <text:p>CFP</text:p>
          </table:table-cell>
          <table:table-cell table:style-name="ce42" office:value-type="float" office:value="0.04" calcext:value-type="float">
            <text:p>0.04</text:p>
          </table:table-cell>
          <table:table-cell/>
          <table:table-cell table:style-name="ce35" office:value-type="string" calcext:value-type="string">
            <text:p>O</text:p>
          </table:table-cell>
          <table:table-cell table:style-name="ce34" office:value-type="string" calcext:value-type="string" table:number-columns-spanned="1" table:number-rows-spanned="4">
            <text:p>CS</text:p>
          </table:table-cell>
          <table:table-cell table:style-name="ce4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CS</text:p>
          </table:table-cell>
          <table:table-cell table:style-name="ce38" office:value-type="float" office:value="0.01" calcext:value-type="float">
            <text:p>0.01</text:p>
          </table:table-cell>
          <table:table-cell/>
          <table:covered-table-cell table:style-name="ce35" office:value-type="string" calcext:value-type="string">
            <text:p>PA</text:p>
          </table:covered-table-cell>
          <table:table-cell table:style-name="ce34" office:value-type="string" calcext:value-type="string" table:number-columns-spanned="1" table:number-rows-spanned="4">
            <text:p>CS</text:p>
          </table:table-cell>
          <table:table-cell table:style-name="ce42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A</text:p>
          </table:table-cell>
          <table:covered-table-cell table:style-name="ce35" office:value-type="string" calcext:value-type="string">
            <text:p>CS</text:p>
          </table:covered-table-cell>
          <table:table-cell table:style-name="ce4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CA</text:p>
          </table:table-cell>
          <table:table-cell table:style-name="ce38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CS</text:p>
          </table:covered-table-cell>
          <table:table-cell table:style-name="ce42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S</text:p>
          </table:covered-table-cell>
          <table:table-cell table:style-name="ce4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O</text:p>
          </table:table-cell>
          <table:table-cell table:style-name="ce38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S</text:p>
          </table:covered-table-cell>
          <table:table-cell table:style-name="ce42" office:value-type="float" office:value="0.02" calcext:value-type="float">
            <text:p>0.02</text:p>
          </table:table-cell>
          <table:table-cell/>
          <table:table-cell table:style-name="ce35" office:value-type="string" calcext:value-type="string">
            <text:p>AOT</text:p>
          </table:table-cell>
          <table:covered-table-cell table:style-name="ce35" office:value-type="string" calcext:value-type="string">
            <text:p>CS</text:p>
          </table:covered-table-cell>
          <table:table-cell table:style-name="ce49" office:value-type="float" office:value="0.02" calcext:value-type="float">
            <text:p>0.02</text:p>
          </table:table-cell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A</text:p>
          </table:table-cell>
          <table:table-cell table:style-name="ce38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CS</text:p>
          </table:covered-table-cell>
          <table:table-cell table:style-name="ce42" office:value-type="float" office:value="0.03" calcext:value-type="float">
            <text:p>0.03</text:p>
          </table:table-cell>
          <table:table-cell/>
          <table:table-cell table:style-name="ce35" office:value-type="string" calcext:value-type="string">
            <text:p>A</text:p>
          </table:table-cell>
          <table:table-cell table:style-name="ce34" office:value-type="string" calcext:value-type="string" table:number-columns-spanned="1" table:number-rows-spanned="2">
            <text:p>CA</text:p>
          </table:table-cell>
          <table:table-cell table:style-name="ce49" office:value-type="float" office:value="0.04" calcext:value-type="float">
            <text:p>0.04</text:p>
          </table:table-cell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AO</text:p>
          </table:table-cell>
          <table:table-cell table:style-name="ce38" office:value-type="float" office:value="0.05" calcext:value-type="float">
            <text:p>0.05</text:p>
          </table:table-cell>
          <table:table-cell table:number-columns-repeated="5"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A</text:p>
          </table:covered-table-cell>
          <table:table-cell table:style-name="ce49" office:value-type="float" office:value="0.05" calcext:value-type="float">
            <text:p>0.05</text:p>
          </table:table-cell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OT</text:p>
          </table:table-cell>
          <table:table-cell table:style-name="ce38" office:value-type="float" office:value="0.01" calcext:value-type="float">
            <text:p>0.01</text:p>
          </table:table-cell>
          <table:table-cell/>
          <table:table-cell table:style-name="ce33" office:value-type="string" calcext:value-type="string" table:number-columns-spanned="3" table:number-rows-spanned="1">
            <text:p>Num Actions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Number of Actions</text:p>
          </table:covered-table-cell>
          <table:table-cell table:number-columns-repeated="3"/>
          <table:table-cell table:style-name="ce32"/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AT</text:p>
          </table:table-cell>
          <table:table-cell table:style-name="ce38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O</text:p>
          </table:table-cell>
          <table:table-cell table:style-name="ce35" office:value-type="string" calcext:value-type="string">
            <text:p>CFP</text:p>
          </table:table-cell>
          <table:table-cell table:style-name="ce43" office:value-type="float" office:value="0.05" calcext:value-type="float">
            <text:p>0.05</text:p>
          </table:table-cell>
          <table:table-cell/>
          <table:table-cell table:style-name="ce33" office:value-type="string" calcext:value-type="string" table:number-columns-spanned="3" table:number-rows-spanned="1">
            <text:p>Num Actions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Number of Actions</text:p>
          </table:covered-table-cell>
          <table:table-cell table:number-columns-repeated="1013"/>
        </table:table-row>
        <table:table-row table:style-name="ro4">
          <table:covered-table-cell table:style-name="ce35" office:value-type="string" calcext:value-type="string">
            <text:p>PA</text:p>
          </table:covered-table-cell>
          <table:table-cell table:style-name="ce35" office:value-type="string" calcext:value-type="string">
            <text:p>AOT</text:p>
          </table:table-cell>
          <table:table-cell table:style-name="ce38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O</text:p>
          </table:table-cell>
          <table:table-cell table:style-name="ce34" office:value-type="string" calcext:value-type="string" table:number-columns-spanned="1" table:number-rows-spanned="3">
            <text:p>CS</text:p>
          </table:table-cell>
          <table:table-cell table:style-name="ce43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CA</text:p>
          </table:table-cell>
          <table:table-cell table:style-name="ce34" office:value-type="string" calcext:value-type="string" table:number-columns-spanned="1" table:number-rows-spanned="7">
            <text:p>CFP</text:p>
          </table: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style-name="ce35" office:value-type="string" calcext:value-type="string">
            <text:p>AO</text:p>
          </table:table-cell>
          <table:table-cell table:style-name="ce34" office:value-type="string" calcext:value-type="string" table:number-columns-spanned="1" table:number-rows-spanned="2">
            <text:p>CFP</text:p>
          </table:table-cell>
          <table:table-cell table:style-name="ce38" office:value-type="float" office:value="0.02" calcext:value-type="float">
            <text:p>0.02</text:p>
          </table:table-cell>
          <table:table-cell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S</text:p>
          </table:covered-table-cell>
          <table:table-cell table:style-name="ce43" office:value-type="float" office:value="0.04" calcext:value-type="float">
            <text:p>0.04</text:p>
          </table:table-cell>
          <table:table-cell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CFP</text:p>
          </table:covered-table-cell>
          <table:table-cell table:style-name="ce50" office:value-type="float" office:value="0.02" calcext:value-type="float">
            <text:p>0.02</text:p>
          </table:table-cell>
          <table:table-cell table:number-columns-repeated="1013"/>
        </table:table-row>
        <table:table-row table:style-name="ro4">
          <table:table-cell table:style-name="ce35" office:value-type="string" calcext:value-type="string">
            <text:p>AT</text:p>
          </table:table-cell>
          <table:covered-table-cell table:style-name="ce35" office:value-type="string" calcext:value-type="string">
            <text:p>CFP</text:p>
          </table:covered-table-cell>
          <table:table-cell table:style-name="ce38" office:value-type="float" office:value="0.05" calcext:value-type="float">
            <text:p>0.05</text:p>
          </table:table-cell>
          <table:table-cell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CS</text:p>
          </table:covered-table-cell>
          <table:table-cell table:style-name="ce43" office:value-type="float" office:value="0.03" calcext:value-type="float">
            <text:p>0.03</text:p>
          </table:table-cell>
          <table:table-cell/>
          <table:table-cell table:style-name="ce35" office:value-type="string" calcext:value-type="string">
            <text:p>A</text:p>
          </table:table-cell>
          <table:covered-table-cell table:style-name="ce35" office:value-type="string" calcext:value-type="string">
            <text:p>CFP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</text:p>
          </table:table-cell>
          <table:table-cell table:style-name="ce35" office:value-type="string" calcext:value-type="string">
            <text:p>AT</text:p>
          </table:table-cell>
          <table:table-cell table:style-name="ce43" office:value-type="float" office:value="0.04" calcext:value-type="float">
            <text:p>0.04</text:p>
          </table:table-cell>
          <table:table-cell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FP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style-name="ce33" office:value-type="string" calcext:value-type="string" table:number-columns-spanned="3" table:number-rows-spanned="1">
            <text:p>Num Actions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Number of Actions</text:p>
          </table:covered-table-cell>
          <table:table-cell table:number-columns-repeated="5"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CFP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style-name="ce35" office:value-type="string" calcext:value-type="string">
            <text:p>CFP</text:p>
          </table:table-cell>
          <table:table-cell table:style-name="ce35" office:value-type="string" calcext:value-type="string">
            <text:p>AO</text:p>
          </table:table-cell>
          <table:table-cell table:style-name="ce39" office:value-type="float" office:value="0.03" calcext:value-type="float">
            <text:p>0.03</text:p>
          </table:table-cell>
          <table:table-cell/>
          <table:table-cell table:style-name="ce33" office:value-type="string" calcext:value-type="string" table:number-columns-spanned="3" table:number-rows-spanned="1">
            <text:p>Proc Time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Processing Time (s)</text:p>
          </table:covered-table-cell>
          <table:table-cell/>
          <table:table-cell table:style-name="ce35" office:value-type="string" calcext:value-type="string">
            <text:p>AT</text:p>
          </table:table-cell>
          <table:covered-table-cell table:style-name="ce35" office:value-type="string" calcext:value-type="string">
            <text:p>CFP</text:p>
          </table:covered-table-cell>
          <table:table-cell table:style-name="ce50" office:value-type="float" office:value="0.05" calcext:value-type="float">
            <text:p>0.05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CFP</text:p>
          </table:table-cell>
          <table:table-cell table:style-name="ce34" office:value-type="string" calcext:value-type="string" table:number-columns-spanned="1" table:number-rows-spanned="5">
            <text:p>PA</text:p>
          </table:table-cell>
          <table:table-cell table:style-name="ce44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AOT</text:p>
          </table:table-cell>
          <table:covered-table-cell table:style-name="ce35" office:value-type="string" calcext:value-type="string">
            <text:p>CFP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style-name="ce33" office:value-type="string" calcext:value-type="string" table:number-columns-spanned="3" table:number-rows-spanned="1">
            <text:p>Proc Time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37" office:value-type="string" calcext:value-type="string">
            <text:p>Processing Time (s)</text:p>
          </table:covered-table-cell>
          <table:table-cell/>
          <table:table-cell table:style-name="ce35" office:value-type="string" calcext:value-type="string">
            <text:p>CS</text:p>
          </table:table-cell>
          <table:covered-table-cell table:style-name="ce35" office:value-type="string" calcext:value-type="string">
            <text:p>PA</text:p>
          </table:covered-table-cell>
          <table:table-cell table:style-name="ce44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CA</text:p>
          </table:table-cell>
          <table:table-cell table:style-name="ce34" office:value-type="string" calcext:value-type="string" table:number-columns-spanned="1" table:number-rows-spanned="7">
            <text:p>CS</text:p>
          </table: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PA</text:p>
          </table:covered-table-cell>
          <table:table-cell table:style-name="ce44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CS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style-name="ce33" office:value-type="string" calcext:value-type="string" table:number-columns-spanned="3" table:number-rows-spanned="1">
            <text:p>Mem Usage 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40" office:value-type="string" calcext:value-type="string">
            <text:p>Memory Usage (GB)</text:p>
          </table:covered-table-cell>
          <table:table-cell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PA</text:p>
          </table:covered-table-cell>
          <table:table-cell table:style-name="ce44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A</text:p>
          </table:table-cell>
          <table:covered-table-cell table:style-name="ce35" office:value-type="string" calcext:value-type="string">
            <text:p>CS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style-name="ce35" office:value-type="string" calcext:value-type="string">
            <text:p>OT</text:p>
          </table:table-cell>
          <table:table-cell table:style-name="ce34" office:value-type="string" calcext:value-type="string" table:number-columns-spanned="1" table:number-rows-spanned="2">
            <text:p>CFP</text:p>
          </table:table-cell>
          <table:table-cell table:style-name="ce41" office:value-type="float" office:value="0.05" calcext:value-type="float">
            <text:p>0.05</text:p>
          </table:table-cell>
          <table:table-cell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PA</text:p>
          </table:covered-table-cell>
          <table:table-cell table:style-name="ce44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S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style-name="ce35" office:value-type="string" calcext:value-type="string">
            <text:p>AOT</text:p>
          </table:table-cell>
          <table:covered-table-cell table:style-name="ce35" office:value-type="string" calcext:value-type="string">
            <text:p>CFP</text:p>
          </table:covered-table-cell>
          <table:table-cell table:style-name="ce41" office:value-type="float" office:value="0.03" calcext:value-type="float">
            <text:p>0.03</text:p>
          </table:table-cell>
          <table:table-cell/>
          <table:table-cell table:style-name="ce35" office:value-type="string" calcext:value-type="string">
            <text:p>CFP</text:p>
          </table:table-cell>
          <table:table-cell table:style-name="ce34" office:value-type="string" calcext:value-type="string" table:number-columns-spanned="1" table:number-rows-spanned="4">
            <text:p>AT</text:p>
          </table:table-cell>
          <table:table-cell table:style-name="ce44" office:value-type="float" office:value="0.02" calcext:value-type="float">
            <text:p>0.02</text:p>
          </table:table-cell>
          <table:table-cell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CS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CS</text:p>
          </table:table-cell>
          <table:covered-table-cell table:style-name="ce35" office:value-type="string" calcext:value-type="string">
            <text:p>AT</text:p>
          </table:covered-table-cell>
          <table:table-cell table:style-name="ce44" office:value-type="float" office:value="0.03" calcext:value-type="float">
            <text:p>0.03</text:p>
          </table:table-cell>
          <table:table-cell/>
          <table:table-cell table:style-name="ce35" office:value-type="string" calcext:value-type="string">
            <text:p>AT</text:p>
          </table:table-cell>
          <table:covered-table-cell table:style-name="ce35" office:value-type="string" calcext:value-type="string">
            <text:p>CS</text:p>
          </table:covered-table-cell>
          <table:table-cell table:style-name="ce5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AT</text:p>
          </table:covered-table-cell>
          <table:table-cell table:style-name="ce45" office:value-type="float" office:value="0.03" calcext:value-type="float">
            <text:p>0.03</text:p>
          </table:table-cell>
          <table:table-cell/>
          <table:table-cell table:style-name="ce35" office:value-type="string" calcext:value-type="string">
            <text:p>AOT</text:p>
          </table:table-cell>
          <table:covered-table-cell table:style-name="ce35" office:value-type="string" calcext:value-type="string">
            <text:p>CS</text:p>
          </table:covered-table-cell>
          <table:table-cell table:style-name="ce5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AT</text:p>
          </table:covered-table-cell>
          <table:table-cell table:style-name="ce41" office:value-type="float" office:value="0.04" calcext:value-type="float">
            <text:p>0.04</text:p>
          </table:table-cell>
          <table:table-cell/>
          <table:table-cell table:style-name="ce35" office:value-type="string" calcext:value-type="string">
            <text:p>O</text:p>
          </table:table-cell>
          <table:table-cell table:style-name="ce35" office:value-type="string" calcext:value-type="string">
            <text:p>AO</text:p>
          </table:table-cell>
          <table:table-cell table:style-name="ce52" office:value-type="float" office:value="0.03" calcext:value-type="float">
            <text:p>0.03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4" office:value-type="string" calcext:value-type="string" table:number-columns-spanned="1" table:number-rows-spanned="2">
            <text:p>A</text:p>
          </table:table-cell>
          <table:table-cell table:style-name="ce35" office:value-type="string" calcext:value-type="string">
            <text:p>OT</text:p>
          </table:table-cell>
          <table:table-cell table:style-name="ce53" office:value-type="float" office:value="0.04" calcext:value-type="float">
            <text:p>0.04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3" office:value-type="string" calcext:value-type="string" table:number-columns-spanned="3" table:number-rows-spanned="1">
            <text:p>Mem Usage 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46" office:value-type="string" calcext:value-type="string">
            <text:p>Memory Usage (GB)</text:p>
          </table:covered-table-cell>
          <table:table-cell/>
          <table:covered-table-cell table:style-name="ce35" office:value-type="string" calcext:value-type="string">
            <text:p>A</text:p>
          </table:covered-table-cell>
          <table:table-cell table:style-name="ce34" office:value-type="string" calcext:value-type="string" table:number-columns-spanned="1" table:number-rows-spanned="3">
            <text:p>AT</text:p>
          </table:table-cell>
          <table:table-cell table:style-name="ce5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CFP</text:p>
          </table:table-cell>
          <table:table-cell table:style-name="ce34" office:value-type="string" calcext:value-type="string" table:number-columns-spanned="1" table:number-rows-spanned="8">
            <text:p>PA</text:p>
          </table:table-cell>
          <table:table-cell table:style-name="ce47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CA</text:p>
          </table:table-cell>
          <table:covered-table-cell table:style-name="ce35" office:value-type="string" calcext:value-type="string">
            <text:p>AT</text:p>
          </table:covered-table-cell>
          <table:table-cell table:style-name="ce50" office:value-type="float" office:value="0.04" calcext:value-type="float">
            <text:p>0.04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CS</text:p>
          </table:table-cell>
          <table:covered-table-cell table:style-name="ce35" office:value-type="string" calcext:value-type="string">
            <text:p>PA</text:p>
          </table:covered-table-cell>
          <table:table-cell table:style-name="ce47" office:value-type="float" office:value="0.01" calcext:value-type="float">
            <text:p>0.01</text:p>
          </table:table-cell>
          <table:table-cell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AT</text:p>
          </table:covered-table-cell>
          <table:table-cell table:style-name="ce4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CA</text:p>
          </table:table-cell>
          <table:covered-table-cell table:style-name="ce35" office:value-type="string" calcext:value-type="string">
            <text:p>PA</text:p>
          </table:covered-table-cell>
          <table:table-cell table:style-name="ce47" office:value-type="float" office:value="0.03" calcext:value-type="float">
            <text:p>0.03</text:p>
          </table:table-cell>
          <table:table-cell table:number-columns-repeated="3"/>
          <table:table-cell table:style-name="ce32"/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PA</text:p>
          </table:covered-table-cell>
          <table:table-cell table:style-name="ce47" office:value-type="float" office:value="0.01" calcext:value-type="float">
            <text:p>0.01</text:p>
          </table:table-cell>
          <table:table-cell/>
          <table:table-cell table:style-name="ce33" office:value-type="string" calcext:value-type="string" table:number-columns-spanned="3" table:number-rows-spanned="1">
            <text:p>Proc Time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55" office:value-type="string" calcext:value-type="string">
            <text:p>Processing Time (s)</text:p>
          </table:covered-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A</text:p>
          </table:table-cell>
          <table:covered-table-cell table:style-name="ce35" office:value-type="string" calcext:value-type="string">
            <text:p>PA</text:p>
          </table:covered-table-cell>
          <table:table-cell table:style-name="ce47" office:value-type="float" office:value="0.05" calcext:value-type="float">
            <text:p>0.05</text:p>
          </table:table-cell>
          <table:table-cell/>
          <table:table-cell table:style-name="ce34" office:value-type="string" calcext:value-type="string" table:number-columns-spanned="1" table:number-rows-spanned="8">
            <text:p>CFP</text:p>
          </table:table-cell>
          <table:table-cell table:style-name="ce35" office:value-type="string" calcext:value-type="string">
            <text:p>CS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PA</text:p>
          </table:covered-table-cell>
          <table:table-cell table:style-name="ce47" office:value-type="float" office:value="0.01" calcext:value-type="float">
            <text:p>0.01</text:p>
          </table:table-cell>
          <table:table-cell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CA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PA</text:p>
          </table:covered-table-cell>
          <table:table-cell table:style-name="ce47" office:value-type="float" office:value="0.01" calcext:value-type="float">
            <text:p>0.01</text:p>
          </table:table-cell>
          <table:table-cell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O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AOT</text:p>
          </table:table-cell>
          <table:covered-table-cell table:style-name="ce35" office:value-type="string" calcext:value-type="string">
            <text:p>PA</text:p>
          </table:covered-table-cell>
          <table:table-cell table:style-name="ce47" office:value-type="float" office:value="0.01" calcext:value-type="float">
            <text:p>0.01</text:p>
          </table:table-cell>
          <table:table-cell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CFP</text:p>
          </table:table-cell>
          <table:table-cell table:style-name="ce34" office:value-type="string" calcext:value-type="string" table:number-columns-spanned="1" table:number-rows-spanned="4">
            <text:p>AT</text:p>
          </table:table-cell>
          <table:table-cell table:style-name="ce47" office:value-type="float" office:value="0.03" calcext:value-type="float">
            <text:p>0.03</text:p>
          </table:table-cell>
          <table:table-cell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O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CS</text:p>
          </table:table-cell>
          <table:covered-table-cell table:style-name="ce35" office:value-type="string" calcext:value-type="string">
            <text:p>AT</text:p>
          </table:covered-table-cell>
          <table:table-cell table:style-name="ce47" office:value-type="float" office:value="0.03" calcext:value-type="float">
            <text:p>0.03</text:p>
          </table:table-cell>
          <table:table-cell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OT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AT</text:p>
          </table:covered-table-cell>
          <table:table-cell table:style-name="ce41" office:value-type="float" office:value="0.03" calcext:value-type="float">
            <text:p>0.03</text:p>
          </table:table-cell>
          <table:table-cell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T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AT</text:p>
          </table:covered-table-cell>
          <table:table-cell table:style-name="ce41" office:value-type="float" office:value="0.03" calcext:value-type="float">
            <text:p>0.03</text:p>
          </table:table-cell>
          <table:table-cell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OT</text:p>
          </table:table-cell>
          <table:table-cell table:style-name="ce56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CS</text:p>
          </table:table-cell>
          <table:table-cell table:style-name="ce34" office:value-type="string" calcext:value-type="string" table:number-columns-spanned="1" table:number-rows-spanned="4">
            <text:p>CA</text:p>
          </table:table-cell>
          <table:table-cell table:style-name="ce56" office:value-type="float" office:value="0.03" calcext:value-type="float">
            <text:p>0.03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CA</text:p>
          </table:covered-table-cell>
          <table:table-cell table:style-name="ce56" office:value-type="float" office:value="0.03" calcext:value-type="float">
            <text:p>0.03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A</text:p>
          </table:covered-table-cell>
          <table:table-cell table:style-name="ce57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AOT</text:p>
          </table:table-cell>
          <table:covered-table-cell table:style-name="ce35" office:value-type="string" calcext:value-type="string">
            <text:p>CA</text:p>
          </table:covered-table-cell>
          <table:table-cell table:style-name="ce41" office:value-type="float" office:value="0.03" calcext:value-type="float">
            <text:p>0.03</text:p>
          </table:table-cell>
          <table:table-cell table:number-columns-repeated="1013"/>
        </table:table-row>
        <table:table-row table:style-name="ro4">
          <table:table-cell table:number-columns-repeated="10"/>
          <table:table-cell table:style-name="ce32"/>
          <table:table-cell table:number-columns-repeated="1013"/>
        </table:table-row>
        <table:table-row table:style-name="ro4">
          <table:table-cell table:number-columns-repeated="8"/>
          <table:table-cell table:style-name="ce33" office:value-type="string" calcext:value-type="string" table:number-columns-spanned="3" table:number-rows-spanned="1">
            <text:p>Mem Usage </text:p>
          </table:table-cell>
          <table:covered-table-cell table:style-name="ce37" office:value-type="string" calcext:value-type="string">
            <text:p>Pair</text:p>
          </table:covered-table-cell>
          <table:covered-table-cell table:style-name="ce58" office:value-type="string" calcext:value-type="string">
            <text:p>Memory Usage (GB)</text:p>
          </table:covered-table-cell>
          <table:table-cell table:number-columns-repeated="1013"/>
        </table:table-row>
        <table:table-row table:style-name="ro4">
          <table:table-cell table:number-columns-repeated="8"/>
          <table:table-cell table:style-name="ce34" office:value-type="string" calcext:value-type="string" table:number-columns-spanned="1" table:number-rows-spanned="8">
            <text:p>CFP</text:p>
          </table:table-cell>
          <table:table-cell table:style-name="ce35" office:value-type="string" calcext:value-type="string">
            <text:p>CS</text:p>
          </table: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CA</text:p>
          </table: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O</text:p>
          </table: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</text:p>
          </table: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O</text:p>
          </table: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OT</text:p>
          </table:table-cell>
          <table:table-cell table:style-name="ce60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T</text:p>
          </table:table-cell>
          <table:table-cell table:style-name="ce6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FP</text:p>
          </table:covered-table-cell>
          <table:table-cell table:style-name="ce35" office:value-type="string" calcext:value-type="string">
            <text:p>AOT</text:p>
          </table: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4" office:value-type="string" calcext:value-type="string" table:number-columns-spanned="1" table:number-rows-spanned="2">
            <text:p>CS</text:p>
          </table:table-cell>
          <table:table-cell table:style-name="ce35" office:value-type="string" calcext:value-type="string">
            <text:p>A</text:p>
          </table:table-cell>
          <table:table-cell table:style-name="ce59" office:value-type="float" office:value="0.04" calcext:value-type="float">
            <text:p>0.04</text:p>
          </table:table-cell>
          <table:table-cell table:number-columns-repeated="1013"/>
        </table:table-row>
        <table:table-row table:style-name="ro4">
          <table:table-cell table:number-columns-repeated="8"/>
          <table:covered-table-cell table:style-name="ce35" office:value-type="string" calcext:value-type="string">
            <text:p>CS</text:p>
          </table:covered-table-cell>
          <table:table-cell table:style-name="ce34" office:value-type="string" calcext:value-type="string" table:number-columns-spanned="1" table:number-rows-spanned="5">
            <text:p>CA</text:p>
          </table: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O</text:p>
          </table:table-cell>
          <table:covered-table-cell table:style-name="ce35" office:value-type="string" calcext:value-type="string">
            <text:p>CA</text:p>
          </table:covered-table-cell>
          <table:table-cell table:style-name="ce59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AO</text:p>
          </table:table-cell>
          <table:covered-table-cell table:style-name="ce35" office:value-type="string" calcext:value-type="string">
            <text:p>CA</text:p>
          </table:covered-table-cell>
          <table:table-cell table:style-name="ce4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OT</text:p>
          </table:table-cell>
          <table:covered-table-cell table:style-name="ce35" office:value-type="string" calcext:value-type="string">
            <text:p>CA</text:p>
          </table:covered-table-cell>
          <table:table-cell table:style-name="ce41" office:value-type="float" office:value="0.03" calcext:value-type="float">
            <text:p>0.03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35" office:value-type="string" calcext:value-type="string">
            <text:p>AOT</text:p>
          </table:table-cell>
          <table:covered-table-cell table:style-name="ce35" office:value-type="string" calcext:value-type="string">
            <text:p>CA</text:p>
          </table:covered-table-cell>
          <table:table-cell table:style-name="ce41" office:value-type="float" office:value="0.01" calcext:value-type="float">
            <text:p>0.01</text:p>
          </table:table-cell>
          <table:table-cell table:number-columns-repeated="1013"/>
        </table:table-row>
        <table:table-row table:style-name="ro4" table:number-rows-repeated="4">
          <table:table-cell table:number-columns-repeated="10"/>
          <table:table-cell table:style-name="ce32"/>
          <table:table-cell table:number-columns-repeated="1013"/>
        </table:table-row>
        <table:table-row table:style-name="ro4" table:number-rows-repeated="17">
          <table:table-cell table:number-columns-repeated="1024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Kruskal-Wallis'.K3:'Kruskal-Wallis'.K8">
            <calcext:condition calcext:apply-style-name="Untitled2" calcext:value="&lt;=0.05" calcext:base-cell-address="'Kruskal-Wallis'.K3"/>
          </calcext:conditional-format>
          <calcext:conditional-format calcext:target-range-address="'Kruskal-Wallis'.G3:'Kruskal-Wallis'.G7">
            <calcext:condition calcext:apply-style-name="Untitled2" calcext:value="&lt;=0.05" calcext:base-cell-address="'Kruskal-Wallis'.G3"/>
          </calcext:conditional-format>
          <calcext:conditional-format calcext:target-range-address="'Kruskal-Wallis'.C3:'Kruskal-Wallis'.C13">
            <calcext:condition calcext:apply-style-name="Untitled2" calcext:value="&lt;=0.05" calcext:base-cell-address="'Kruskal-Wallis'.C3"/>
          </calcext:conditional-format>
          <calcext:conditional-format calcext:target-range-address="'Kruskal-Wallis'.G9:'Kruskal-Wallis'.G13">
            <calcext:condition calcext:apply-style-name="Untitled2" calcext:value="&lt;=0.05" calcext:base-cell-address="'Kruskal-Wallis'.G9"/>
          </calcext:conditional-format>
          <calcext:conditional-format calcext:target-range-address="'Kruskal-Wallis'.G16:'Kruskal-Wallis'.G23">
            <calcext:condition calcext:apply-style-name="Untitled2" calcext:value="&lt;=0.05" calcext:base-cell-address="'Kruskal-Wallis'.G16"/>
          </calcext:conditional-format>
          <calcext:conditional-format calcext:target-range-address="'Kruskal-Wallis'.G26:'Kruskal-Wallis'.G26">
            <calcext:condition calcext:apply-style-name="Untitled2" calcext:value="&lt;=0.05" calcext:base-cell-address="'Kruskal-Wallis'.G26"/>
          </calcext:conditional-format>
          <calcext:conditional-format calcext:target-range-address="'Kruskal-Wallis'.G27:'Kruskal-Wallis'.G36">
            <calcext:condition calcext:apply-style-name="Untitled2" calcext:value="&lt;=0.05" calcext:base-cell-address="'Kruskal-Wallis'.G27"/>
          </calcext:conditional-format>
          <calcext:conditional-format calcext:target-range-address="'Kruskal-Wallis'.K27:'Kruskal-Wallis'.K27 'Kruskal-Wallis'.K10:'Kruskal-Wallis'.K23">
            <calcext:condition calcext:apply-style-name="Untitled2" calcext:value="&lt;=0.05" calcext:base-cell-address="'Kruskal-Wallis'.K10"/>
          </calcext:conditional-format>
          <calcext:conditional-format calcext:target-range-address="'Kruskal-Wallis'.K23:'Kruskal-Wallis'.K24">
            <calcext:condition calcext:apply-style-name="Untitled2" calcext:value="&lt;=0.05" calcext:base-cell-address="'Kruskal-Wallis'.K23"/>
          </calcext:conditional-format>
          <calcext:conditional-format calcext:target-range-address="'Kruskal-Wallis'.K26:'Kruskal-Wallis'.K26">
            <calcext:condition calcext:apply-style-name="Untitled2" calcext:value="&lt;=0.05" calcext:base-cell-address="'Kruskal-Wallis'.K26"/>
          </calcext:conditional-format>
          <calcext:conditional-format calcext:target-range-address="'Kruskal-Wallis'.K25:'Kruskal-Wallis'.K25">
            <calcext:condition calcext:apply-style-name="Untitled2" calcext:value="&lt;=0.05" calcext:base-cell-address="'Kruskal-Wallis'.K25"/>
          </calcext:conditional-format>
          <calcext:conditional-format calcext:target-range-address="'Kruskal-Wallis'.K31:'Kruskal-Wallis'.K42">
            <calcext:condition calcext:apply-style-name="Untitled2" calcext:value="&lt;=0.05" calcext:base-cell-address="'Kruskal-Wallis'.K31"/>
          </calcext:conditional-format>
          <calcext:conditional-format calcext:target-range-address="'Kruskal-Wallis'.K45:'Kruskal-Wallis'.K55">
            <calcext:condition calcext:apply-style-name="Untitled2" calcext:value="&lt;=0.05" calcext:base-cell-address="'Kruskal-Wallis'.K45"/>
          </calcext:conditional-format>
          <calcext:conditional-format calcext:target-range-address="'Kruskal-Wallis'.K51:'Kruskal-Wallis'.K51">
            <calcext:condition calcext:apply-style-name="Untitled2" calcext:value="&lt;=0.05" calcext:base-cell-address="'Kruskal-Wallis'.K51"/>
          </calcext:conditional-format>
          <calcext:conditional-format calcext:target-range-address="'Kruskal-Wallis'.K50:'Kruskal-Wallis'.K50">
            <calcext:condition calcext:apply-style-name="Untitled2" calcext:value="&lt;=0.05" calcext:base-cell-address="'Kruskal-Wallis'.K50"/>
          </calcext:conditional-format>
          <calcext:conditional-format calcext:target-range-address="'Kruskal-Wallis'.C15:'Kruskal-Wallis'.C15">
            <calcext:condition calcext:apply-style-name="Untitled2" calcext:value="&lt;=0.05" calcext:base-cell-address="'Kruskal-Wallis'.C15"/>
          </calcext:conditional-format>
          <calcext:conditional-format calcext:target-range-address="'Kruskal-Wallis'.C19:'Kruskal-Wallis'.C19">
            <calcext:condition calcext:apply-style-name="Untitled2" calcext:value="&lt;=0.05" calcext:base-cell-address="'Kruskal-Wallis'.C19"/>
          </calcext:conditional-format>
        </calcext:conditional-formats>
      </table:table>
      <table:table table:name="General" table:style-name="ta1">
        <table:table-column table:style-name="co8" table:default-cell-style-name="ce65"/>
        <table:table-column table:style-name="co9" table:default-cell-style-name="ce69"/>
        <table:table-column table:style-name="co10" table:default-cell-style-name="ce69"/>
        <table:table-column table:style-name="co1" table:default-cell-style-name="ce69"/>
        <table:table-column table:style-name="co11" table:default-cell-style-name="ce69"/>
        <table:table-column table:style-name="co12" table:number-columns-repeated="1019" table:default-cell-style-name="ce69"/>
        <table:table-row table:style-name="ro5">
          <table:table-cell table:style-name="ce63" office:value-type="string" calcext:value-type="string" table:number-columns-spanned="5" table:number-rows-spanned="1">
            <text:p>BW | TFD</text:p>
          </table:table-cell>
          <table:covered-table-cell table:number-columns-repeated="4" table:style-name="ce66"/>
          <table:table-cell table:number-columns-repeated="1019"/>
        </table:table-row>
        <table:table-row table:style-name="ro5">
          <table:table-cell table:style-name="ce64" office:value-type="string" calcext:value-type="string">
            <text:p>Metric</text:p>
          </table:table-cell>
          <table:table-cell table:style-name="ce64" office:value-type="string" calcext:value-type="string">
            <text:p>Success</text:p>
          </table:table-cell>
          <table:table-cell table:style-name="ce64" office:value-type="string" calcext:value-type="string">
            <text:p>Nonex</text:p>
          </table:table-cell>
          <table:table-cell table:style-name="ce64" office:value-type="string" calcext:value-type="string">
            <text:p>Time</text:p>
          </table:table-cell>
          <table:table-cell table:style-name="ce64" office:value-type="string" calcext:value-type="string">
            <text:p>Memory</text:p>
          </table:table-cell>
          <table:table-cell table:style-name="ce65" table:number-columns-repeated="1019"/>
        </table:table-row>
        <table:table-row table:style-name="ro5">
          <table:table-cell table:style-name="ce64" office:value-type="string" calcext:value-type="string">
            <text:p>Makespan</text:p>
          </table:table-cell>
          <table:table-cell table:style-name="ce67" office:value-type="float" office:value="0.002" calcext:value-type="float">
            <text:p>0.00</text:p>
          </table:table-cell>
          <table:table-cell table:number-columns-repeated="3"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Num Actions</text:p>
          </table:table-cell>
          <table:table-cell table:style-name="ce68" office:value-type="float" office:value="0.6798" calcext:value-type="float">
            <text:p>0.68</text:p>
          </table:table-cell>
          <table:table-cell table:number-columns-repeated="3"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Time</text:p>
          </table:table-cell>
          <table:table-cell table:style-name="ce68" office:value-type="float" office:value="0.7674" calcext:value-type="float">
            <text:p>0.77</text:p>
          </table:table-cell>
          <table:table-cell table:number-columns-repeated="3"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Memory</text:p>
          </table:table-cell>
          <table:table-cell table:style-name="ce68" office:value-type="float" office:value="0.4053" calcext:value-type="float">
            <text:p>0.41</text:p>
          </table:table-cell>
          <table:table-cell table:style-name="ce68" office:value-type="float" office:value="1" calcext:value-type="float">
            <text:p>1.00</text:p>
          </table:table-cell>
          <table:table-cell table:style-name="ce67" office:value-type="float" office:value="0.0195" calcext:value-type="float">
            <text:p>0.02</text:p>
          </table:table-cell>
          <table:table-cell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63" office:value-type="string" calcext:value-type="string" table:number-columns-spanned="5" table:number-rows-spanned="1">
            <text:p>BW | COLIN</text:p>
          </table:table-cell>
          <table:covered-table-cell table:number-columns-repeated="4" table:style-name="ce66"/>
          <table:table-cell table:number-columns-repeated="1019"/>
        </table:table-row>
        <table:table-row table:style-name="ro5">
          <table:table-cell table:style-name="ce64" office:value-type="string" calcext:value-type="string">
            <text:p>Metric</text:p>
          </table:table-cell>
          <table:table-cell table:style-name="ce64" office:value-type="string" calcext:value-type="string">
            <text:p>Success</text:p>
          </table:table-cell>
          <table:table-cell table:style-name="ce64" office:value-type="string" calcext:value-type="string">
            <text:p>Nonex</text:p>
          </table:table-cell>
          <table:table-cell table:style-name="ce64" office:value-type="string" calcext:value-type="string">
            <text:p>Time</text:p>
          </table:table-cell>
          <table:table-cell table:style-name="ce64" office:value-type="string" calcext:value-type="string">
            <text:p>Memory</text:p>
          </table:table-cell>
          <table:table-cell table:style-name="ce65" table:number-columns-repeated="1019"/>
        </table:table-row>
        <table:table-row table:style-name="ro5">
          <table:table-cell table:style-name="ce64" office:value-type="string" calcext:value-type="string">
            <text:p>Makespan</text:p>
          </table:table-cell>
          <table:table-cell table:style-name="ce68" office:value-type="float" office:value="0.1192" calcext:value-type="float">
            <text:p>0.12</text:p>
          </table:table-cell>
          <table:table-cell table:number-columns-repeated="3"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Num Actions</text:p>
          </table:table-cell>
          <table:table-cell table:style-name="ce68" office:value-type="float" office:value="0.1801" calcext:value-type="float">
            <text:p>0.18</text:p>
          </table:table-cell>
          <table:table-cell table:number-columns-repeated="3"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Time</text:p>
          </table:table-cell>
          <table:table-cell table:style-name="ce67" office:value-type="float" office:value="0.0163" calcext:value-type="float">
            <text:p>0.02</text:p>
          </table:table-cell>
          <table:table-cell table:style-name="ce68" office:value-type="float" office:value="1" calcext:value-type="float">
            <text:p>1.00</text:p>
          </table:table-cell>
          <table:table-cell table:style-name="ce68" office:value-type="float" office:value="0.13" calcext:value-type="float">
            <text:p>0.13</text:p>
          </table:table-cell>
          <table:table-cell table:style-name="ce68" office:value-type="float" office:value="0.9828" calcext:value-type="float">
            <text:p>0.98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Memory</text:p>
          </table:table-cell>
          <table:table-cell table:style-name="ce67" office:value-type="float" office:value="0.003" calcext:value-type="float">
            <text:p>0.00</text:p>
          </table:table-cell>
          <table:table-cell table:style-name="ce68" office:value-type="float" office:value="1" calcext:value-type="float">
            <text:p>1.00</text:p>
          </table:table-cell>
          <table:table-cell table:style-name="ce68" office:value-type="float" office:value="0.1274" calcext:value-type="float">
            <text:p>0.13</text:p>
          </table:table-cell>
          <table:table-cell table:style-name="ce67" office:value-type="float" office:value="0.0412" calcext:value-type="float">
            <text:p>0.04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63" office:value-type="string" calcext:value-type="string" table:number-columns-spanned="5" table:number-rows-spanned="1">
            <text:p>FR | COLIN</text:p>
          </table:table-cell>
          <table:covered-table-cell table:number-columns-repeated="4" table:style-name="ce66"/>
          <table:table-cell table:number-columns-repeated="1019"/>
        </table:table-row>
        <table:table-row table:style-name="ro5">
          <table:table-cell table:style-name="ce64" office:value-type="string" calcext:value-type="string">
            <text:p>Metric</text:p>
          </table:table-cell>
          <table:table-cell table:style-name="ce64" office:value-type="string" calcext:value-type="string">
            <text:p>Success</text:p>
          </table:table-cell>
          <table:table-cell table:style-name="ce64" office:value-type="string" calcext:value-type="string">
            <text:p>Nonex</text:p>
          </table:table-cell>
          <table:table-cell table:style-name="ce64" office:value-type="string" calcext:value-type="string">
            <text:p>Time</text:p>
          </table:table-cell>
          <table:table-cell table:style-name="ce64" office:value-type="string" calcext:value-type="string">
            <text:p>Memory</text:p>
          </table:table-cell>
          <table:table-cell table:style-name="ce65" table:number-columns-repeated="1019"/>
        </table:table-row>
        <table:table-row table:style-name="ro5">
          <table:table-cell table:style-name="ce64" office:value-type="string" calcext:value-type="string">
            <text:p>Makespan</text:p>
          </table:table-cell>
          <table:table-cell table:style-name="ce68" office:value-type="float" office:value="0.0974" calcext:value-type="float">
            <text:p>0.10</text:p>
          </table:table-cell>
          <table:table-cell table:number-columns-repeated="3"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Num Actions</text:p>
          </table:table-cell>
          <table:table-cell table:style-name="ce67" office:value-type="float" office:value="0" calcext:value-type="float">
            <text:p>0.00</text:p>
          </table:table-cell>
          <table:table-cell table:number-columns-repeated="3"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Time</text:p>
          </table:table-cell>
          <table:table-cell table:style-name="ce67" office:value-type="float" office:value="0" calcext:value-type="float">
            <text:p>0.00</text:p>
          </table:table-cell>
          <table:table-cell table:style-name="ce67" office:value-type="float" office:value="0.0009" calcext:value-type="float">
            <text:p>0.00</text:p>
          </table:table-cell>
          <table:table-cell table:style-name="ce67" office:value-type="float" office:value="0.0008" calcext:value-type="float">
            <text:p>0.00</text:p>
          </table:table-cell>
          <table:table-cell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>
            <text:p>Memory</text:p>
          </table:table-cell>
          <table:table-cell table:style-name="ce67" office:value-type="float" office:value="0" calcext:value-type="float">
            <text:p>0.00</text:p>
          </table:table-cell>
          <table:table-cell table:style-name="ce67" office:value-type="float" office:value="0.0374" calcext:value-type="float">
            <text:p>0.04</text:p>
          </table:table-cell>
          <table:table-cell table:style-name="ce67" office:value-type="float" office:value="0" calcext:value-type="float">
            <text:p>0.00</text:p>
          </table:table-cell>
          <table:table-cell table:style-name="ce68" office:value-type="float" office:value="1" calcext:value-type="float">
            <text:p>1.00</text:p>
          </table:table-cell>
          <table:table-cell table:number-columns-repeated="1019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w_bw_tf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0124" calcext:value-type="float">
            <text:p>0.012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6388" calcext:value-type="float">
            <text:p>0.638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8348" calcext:value-type="float">
            <text:p>0.834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7354" calcext:value-type="float">
            <text:p>0.7354</text:p>
          </table:table-cell>
          <table:table-cell office:value-type="string" calcext:value-type="string">
            <text:p>nan</text:p>
          </table:table-cell>
          <table:table-cell office:value-type="float" office:value="0.0581" calcext:value-type="float">
            <text:p>0.058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CFP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3889" calcext:value-type="float">
            <text:p>0.388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4427" calcext:value-type="float">
            <text:p>0.442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642" calcext:value-type="float">
            <text:p>0.642</text:p>
          </table:table-cell>
          <table:table-cell office:value-type="float" office:value="0.9072" calcext:value-type="float">
            <text:p>0.907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578" calcext:value-type="float">
            <text:p>0.578</text:p>
          </table:table-cell>
          <table:table-cell office:value-type="float" office:value="0.6668" calcext:value-type="float">
            <text:p>0.6668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CoalitionSimilar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7656" calcext:value-type="float">
            <text:p>0.7656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7394" calcext:value-type="float">
            <text:p>0.739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7213" calcext:value-type="float">
            <text:p>0.721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3" calcext:value-type="float">
            <text:p>0.733</text:p>
          </table:table-cell>
          <table:table-cell office:value-type="float" office:value="0.9108" calcext:value-type="float">
            <text:p>0.9108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CoalitionAssistanc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879" calcext:value-type="float">
            <text:p>0.87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7284" calcext:value-type="float">
            <text:p>0.728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1" calcext:value-type="float">
            <text:p>0.94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969" calcext:value-type="float">
            <text:p>0.9969</text:p>
          </table:table-cell>
          <table:table-cell office:value-type="string" calcext:value-type="string">
            <text:p>nan</text:p>
          </table:table-cell>
        </table:table-row>
      </table:table>
      <table:table table:name="raw_bw_coli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3929" calcext:value-type="float">
            <text:p>0.392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2727" calcext:value-type="float">
            <text:p>0.272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nan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9874" calcext:value-type="float">
            <text:p>0.9874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nan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5">
          <table:table-cell office:value-type="string" calcext:value-type="string">
            <text:p>CFP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4434" calcext:value-type="float">
            <text:p>0.443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195" calcext:value-type="float">
            <text:p>0.19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9839" calcext:value-type="float">
            <text:p>0.9839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5">
          <table:table-cell office:value-type="string" calcext:value-type="string">
            <text:p>CoalitionSimilar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1302" calcext:value-type="float">
            <text:p>0.13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0943" calcext:value-type="float">
            <text:p>0.094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741" calcext:value-type="float">
            <text:p>0.741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9558" calcext:value-type="float">
            <text:p>0.9558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5">
          <table:table-cell office:value-type="string" calcext:value-type="string">
            <text:p>CoalitionAssistanc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5544" calcext:value-type="float">
            <text:p>0.554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2968" calcext:value-type="float">
            <text:p>0.296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9705" calcext:value-type="float">
            <text:p>0.9705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111" calcext:value-type="float">
            <text:p>0.0111</text:p>
          </table:table-cell>
        </table:table-row>
      </table:table>
      <table:table table:name="raw_f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8018" calcext:value-type="float">
            <text:p>0.801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0354" calcext:value-type="float">
            <text:p>0.035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801" calcext:value-type="float">
            <text:p>0.80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CFP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8278" calcext:value-type="float">
            <text:p>0.827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0004" calcext:value-type="float">
            <text:p>0.000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" calcext:value-type="float">
            <text:p>0</text:p>
          </table:table-cell>
          <table:table-cell office:value-type="float" office:value="0.0352" calcext:value-type="float">
            <text:p>0.0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CoalitionSimilarit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0745" calcext:value-type="float">
            <text:p>0.074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CoalitionAssistanc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5">
          <table:table-cell office:value-type="string" calcext:value-type="string">
            <text:p>Makespan (s)</text:p>
          </table:table-cell>
          <table:table-cell office:value-type="float" office:value="0.4711" calcext:value-type="float">
            <text:p>0.471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Number of Actions</text:p>
          </table:table-cell>
          <table:table-cell office:value-type="float" office:value="0.0365" calcext:value-type="float">
            <text:p>0.036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Processing Time (s)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Memory Usage (GB)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</table:table>
      <table:table table:name="Hypothesis" table:style-name="ta1">
        <table:table-column table:style-name="co18" table:default-cell-style-name="Default"/>
        <table:table-column table:style-name="co19" table:default-cell-style-name="Default"/>
        <table:table-column table:style-name="co5" table:default-cell-style-name="ce78"/>
        <table:table-column table:style-name="co20" table:default-cell-style-name="Default"/>
        <table:table-column table:style-name="co5" table:number-columns-repeated="2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row table:style-name="ro5">
          <table:table-cell table:style-name="ce70"/>
          <table:table-cell table:style-name="ce72"/>
          <table:table-cell table:style-name="ce74" office:value-type="string" calcext:value-type="string" table:number-columns-spanned="4" table:number-rows-spanned="1">
            <text:p>BW | TFD</text:p>
          </table:table-cell>
          <table:covered-table-cell table:number-columns-repeated="3" table:style-name="ce75"/>
          <table:table-cell table:style-name="ce79"/>
          <table:table-cell table:style-name="ce74" office:value-type="string" calcext:value-type="string" table:number-columns-spanned="4" table:number-rows-spanned="1">
            <text:p>BW | COLIN</text:p>
          </table:table-cell>
          <table:covered-table-cell table:number-columns-repeated="3" table:style-name="ce75"/>
          <table:table-cell table:style-name="ce79"/>
          <table:table-cell table:style-name="ce74" office:value-type="string" calcext:value-type="string" table:number-columns-spanned="3" table:number-rows-spanned="1">
            <text:p>FR | COLIN</text:p>
          </table:table-cell>
          <table:covered-table-cell table:number-columns-repeated="2" table:style-name="ce75"/>
        </table:table-row>
        <table:table-row table:style-name="ro5">
          <table:table-cell table:style-name="ce71" office:value-type="string" calcext:value-type="string">
            <text:p>Metrics</text:p>
          </table:table-cell>
          <table:table-cell table:style-name="ce73"/>
          <table:table-cell table:style-name="ce75" office:value-type="string" calcext:value-type="string">
            <text:p>PA</text:p>
          </table:table-cell>
          <table:table-cell table:style-name="ce75" office:value-type="string" calcext:value-type="string">
            <text:p>CFP</text:p>
          </table:table-cell>
          <table:table-cell table:style-name="ce75" office:value-type="string" calcext:value-type="string">
            <text:p>CS</text:p>
          </table:table-cell>
          <table:table-cell table:style-name="ce75" office:value-type="string" calcext:value-type="string">
            <text:p>CA</text:p>
          </table:table-cell>
          <table:table-cell table:style-name="ce79"/>
          <table:table-cell table:style-name="ce75" office:value-type="string" calcext:value-type="string">
            <text:p>PA</text:p>
          </table:table-cell>
          <table:table-cell table:style-name="ce75" office:value-type="string" calcext:value-type="string">
            <text:p>CFP</text:p>
          </table:table-cell>
          <table:table-cell table:style-name="ce75" office:value-type="string" calcext:value-type="string">
            <text:p>CS</text:p>
          </table:table-cell>
          <table:table-cell table:style-name="ce75" office:value-type="string" calcext:value-type="string">
            <text:p>CA</text:p>
          </table:table-cell>
          <table:table-cell table:style-name="ce79"/>
          <table:table-cell table:style-name="ce75" office:value-type="string" calcext:value-type="string">
            <text:p>CFP</text:p>
          </table:table-cell>
          <table:table-cell table:style-name="ce75" office:value-type="string" calcext:value-type="string">
            <text:p>CS</text:p>
          </table:table-cell>
          <table:table-cell table:style-name="ce75" office:value-type="string" calcext:value-type="string">
            <text:p>CA</text:p>
          </table:table-cell>
        </table:table-row>
        <table:table-row table:style-name="ro6">
          <table:table-cell table:style-name="ce71" office:value-type="string" calcext:value-type="string">
            <text:p>Makespan (s)</text:p>
          </table:table-cell>
          <table:table-cell table:style-name="ce73"/>
          <table:table-cell table:style-name="ce76" table:formula="of:=IF(EXACT([raw_bw_tfd.$B3];&quot;nan&quot;);&quot;N/A&quot;;[raw_bw_tfd.$B3])" office:value-type="float" office:value="0.0124" calcext:value-type="float">
            <text:p>0.01</text:p>
          </table:table-cell>
          <table:table-cell table:style-name="ce77" table:formula="of:=IF(EXACT([raw_bw_tfd.$B9];&quot;nan&quot;);&quot;N/A&quot;;[raw_bw_tfd.$B9])" office:value-type="float" office:value="0.3889" calcext:value-type="float">
            <text:p>0.39</text:p>
          </table:table-cell>
          <table:table-cell table:style-name="ce77" table:formula="of:=IF(EXACT([raw_bw_tfd.$B15];&quot;nan&quot;);&quot;N/A&quot;;[raw_bw_tfd.$B15])" office:value-type="float" office:value="0.7656" calcext:value-type="float">
            <text:p>0.77</text:p>
          </table:table-cell>
          <table:table-cell table:style-name="ce77" table:formula="of:=IF(EXACT([raw_bw_tfd.$B21];&quot;nan&quot;);&quot;N/A&quot;;[raw_bw_tfd.$B21])" office:value-type="float" office:value="0.879" calcext:value-type="float">
            <text:p>0.88</text:p>
          </table:table-cell>
          <table:table-cell table:style-name="ce80"/>
          <table:table-cell table:style-name="ce81" table:formula="of:=IF(EXACT([raw_bw_colin.$B3];&quot;nan&quot;);&quot;N/A&quot;;[raw_bw_colin.$B3])" office:value-type="float" office:value="0.3929" calcext:value-type="float">
            <text:p>0.39</text:p>
          </table:table-cell>
          <table:table-cell table:style-name="ce77" table:formula="of:=IF(EXACT([raw_bw_colin.$B9];&quot;nan&quot;);&quot;N/A&quot;;[raw_bw_colin.$B9])" office:value-type="float" office:value="0.4434" calcext:value-type="float">
            <text:p>0.44</text:p>
          </table:table-cell>
          <table:table-cell table:style-name="ce77" table:formula="of:=IF(EXACT([raw_bw_colin.$B15];&quot;nan&quot;);&quot;N/A&quot;;[raw_bw_colin.$B15])" office:value-type="float" office:value="0.1302" calcext:value-type="float">
            <text:p>0.13</text:p>
          </table:table-cell>
          <table:table-cell table:style-name="ce77" table:formula="of:=IF(EXACT([raw_bw_colin.$B21];&quot;nan&quot;);&quot;N/A&quot;;[raw_bw_colin.$B21])" office:value-type="float" office:value="0.5544" calcext:value-type="float">
            <text:p>0.55</text:p>
          </table:table-cell>
          <table:table-cell table:style-name="ce80"/>
          <table:table-cell table:style-name="ce77" table:formula="of:=IF(EXACT([raw_fr.$B9];&quot;nan&quot;);&quot;N/A&quot;;[raw_fr.$B9])" office:value-type="float" office:value="0.8278" calcext:value-type="float">
            <text:p>0.83</text:p>
          </table:table-cell>
          <table:table-cell table:style-name="ce77" table:formula="of:=IF(EXACT([raw_fr.$B15];&quot;nan&quot;);&quot;N/A&quot;;[raw_fr.$B15])" office:value-type="float" office:value="0.0745" calcext:value-type="float">
            <text:p>0.07</text:p>
          </table:table-cell>
          <table:table-cell table:style-name="ce77" table:formula="of:=IF(EXACT([raw_fr.$B21];&quot;nan&quot;);&quot;N/A&quot;;[raw_fr.$B21])" office:value-type="float" office:value="0.4711" calcext:value-type="float">
            <text:p>0.47</text:p>
          </table:table-cell>
        </table:table-row>
        <table:table-row table:style-name="ro6">
          <table:table-cell table:style-name="ce71" office:value-type="string" calcext:value-type="string">
            <text:p>Number of Actions</text:p>
          </table:table-cell>
          <table:table-cell table:style-name="ce73"/>
          <table:table-cell table:style-name="ce77" table:formula="of:=IF(EXACT([raw_bw_tfd.$B4];&quot;nan&quot;);&quot;N/A&quot;;[raw_bw_tfd.$B4])" office:value-type="float" office:value="0.6388" calcext:value-type="float">
            <text:p>0.64</text:p>
          </table:table-cell>
          <table:table-cell table:style-name="ce77" table:formula="of:=IF(EXACT([raw_bw_tfd.$B10];&quot;nan&quot;);&quot;N/A&quot;;[raw_bw_tfd.$B10])" office:value-type="float" office:value="0.4427" calcext:value-type="float">
            <text:p>0.44</text:p>
          </table:table-cell>
          <table:table-cell table:style-name="ce77" table:formula="of:=IF(EXACT([raw_bw_tfd.$B16];&quot;nan&quot;);&quot;N/A&quot;;[raw_bw_tfd.$B16])" office:value-type="float" office:value="0.7394" calcext:value-type="float">
            <text:p>0.74</text:p>
          </table:table-cell>
          <table:table-cell table:style-name="ce77" table:formula="of:=IF(EXACT([raw_bw_tfd.$B22];&quot;nan&quot;);&quot;N/A&quot;;[raw_bw_tfd.$B22])" office:value-type="float" office:value="0.7284" calcext:value-type="float">
            <text:p>0.73</text:p>
          </table:table-cell>
          <table:table-cell table:style-name="ce80"/>
          <table:table-cell table:style-name="ce77" table:formula="of:=IF(EXACT([raw_bw_colin.$B4];&quot;nan&quot;);&quot;N/A&quot;;[raw_bw_colin.$B4])" office:value-type="float" office:value="0.2727" calcext:value-type="float">
            <text:p>0.27</text:p>
          </table:table-cell>
          <table:table-cell table:style-name="ce77" table:formula="of:=IF(EXACT([raw_bw_colin.$B10];&quot;nan&quot;);&quot;N/A&quot;;[raw_bw_colin.$B10])" office:value-type="float" office:value="0.195" calcext:value-type="float">
            <text:p>0.20</text:p>
          </table:table-cell>
          <table:table-cell table:style-name="ce77" table:formula="of:=IF(EXACT([raw_bw_colin.$B16];&quot;nan&quot;);&quot;N/A&quot;;[raw_bw_colin.$B16])" office:value-type="float" office:value="0.0943" calcext:value-type="float">
            <text:p>0.09</text:p>
          </table:table-cell>
          <table:table-cell table:style-name="ce77" table:formula="of:=IF(EXACT([raw_bw_colin.$B22];&quot;nan&quot;);&quot;N/A&quot;;[raw_bw_colin.$B22])" office:value-type="float" office:value="0.2968" calcext:value-type="float">
            <text:p>0.30</text:p>
          </table:table-cell>
          <table:table-cell table:style-name="ce80"/>
          <table:table-cell table:style-name="ce77" table:formula="of:=IF(EXACT([raw_fr.$B10];&quot;nan&quot;);&quot;N/A&quot;;[raw_fr.$B10])" office:value-type="float" office:value="0.0004" calcext:value-type="float">
            <text:p>0.00</text:p>
          </table:table-cell>
          <table:table-cell table:style-name="ce77" table:formula="of:=IF(EXACT([raw_fr.$B16];&quot;nan&quot;);&quot;N/A&quot;;[raw_fr.$B16])" office:value-type="float" office:value="0" calcext:value-type="float">
            <text:p>0.00</text:p>
          </table:table-cell>
          <table:table-cell table:style-name="ce77" table:formula="of:=IF(EXACT([raw_fr.$B22];&quot;nan&quot;);&quot;N/A&quot;;[raw_fr.$B22])" office:value-type="float" office:value="0.0365" calcext:value-type="float">
            <text:p>0.04</text:p>
          </table:table-cell>
        </table:table-row>
        <table:table-row table:style-name="ro6">
          <table:table-cell table:style-name="ce71" office:value-type="string" calcext:value-type="string">
            <text:p>Processing Time (s)</text:p>
          </table:table-cell>
          <table:table-cell table:style-name="ce73"/>
          <table:table-cell table:style-name="ce77" table:formula="of:=IF(EXACT([raw_bw_tfd.$B5];&quot;nan&quot;);&quot;N/A&quot;;[raw_bw_tfd.$B5])" office:value-type="float" office:value="0.8348" calcext:value-type="float">
            <text:p>0.83</text:p>
          </table:table-cell>
          <table:table-cell table:style-name="ce77" table:formula="of:=IF(EXACT([raw_bw_tfd.$B11];&quot;nan&quot;);&quot;N/A&quot;;[raw_bw_tfd.$B11])" office:value-type="float" office:value="0.642" calcext:value-type="float">
            <text:p>0.64</text:p>
          </table:table-cell>
          <table:table-cell table:style-name="ce77" table:formula="of:=IF(EXACT([raw_bw_tfd.$B17];&quot;nan&quot;);&quot;N/A&quot;;[raw_bw_tfd.$B17])" office:value-type="float" office:value="0.8789" calcext:value-type="float">
            <text:p>0.88</text:p>
          </table:table-cell>
          <table:table-cell table:style-name="ce77" table:formula="of:=IF(EXACT([raw_bw_tfd.$B23];&quot;nan&quot;);&quot;N/A&quot;;[raw_bw_tfd.$B23])" office:value-type="float" office:value="0.9296" calcext:value-type="float">
            <text:p>0.93</text:p>
          </table:table-cell>
          <table:table-cell table:style-name="ce80"/>
          <table:table-cell table:style-name="ce77" table:formula="of:=IF(EXACT([raw_bw_colin.$B5];&quot;nan&quot;);&quot;N/A&quot;;[raw_bw_colin.$B5])" office:value-type="float" office:value="0.0258" calcext:value-type="float">
            <text:p>0.03</text:p>
          </table:table-cell>
          <table:table-cell table:style-name="ce77" table:formula="of:=IF(EXACT([raw_bw_colin.$B11];&quot;nan&quot;);&quot;N/A&quot;;[raw_bw_colin.$B11])" office:value-type="float" office:value="0.1148" calcext:value-type="float">
            <text:p>0.11</text:p>
          </table:table-cell>
          <table:table-cell table:style-name="ce77" table:formula="of:=IF(EXACT([raw_bw_colin.$B17];&quot;nan&quot;);&quot;N/A&quot;;[raw_bw_colin.$B17])" office:value-type="float" office:value="0.1518" calcext:value-type="float">
            <text:p>0.15</text:p>
          </table:table-cell>
          <table:table-cell table:style-name="ce77" table:formula="of:=IF(EXACT([raw_bw_colin.$B23];&quot;nan&quot;);&quot;N/A&quot;;[raw_bw_colin.$B23])" office:value-type="float" office:value="0.2535" calcext:value-type="float">
            <text:p>0.25</text:p>
          </table:table-cell>
          <table:table-cell table:style-name="ce80"/>
          <table:table-cell table:style-name="ce77" table:formula="of:=IF(EXACT([raw_fr.$B11];&quot;nan&quot;);&quot;N/A&quot;;[raw_fr.$B11])" office:value-type="float" office:value="0.0002" calcext:value-type="float">
            <text:p>0.00</text:p>
          </table:table-cell>
          <table:table-cell table:style-name="ce77" table:formula="of:=IF(EXACT([raw_fr.$B17];&quot;nan&quot;);&quot;N/A&quot;;[raw_fr.$B17])" office:value-type="float" office:value="0.9255" calcext:value-type="float">
            <text:p>0.93</text:p>
          </table:table-cell>
          <table:table-cell table:style-name="ce77" table:formula="of:=IF(EXACT([raw_fr.$B23];&quot;nan&quot;);&quot;N/A&quot;;[raw_fr.$B23])" office:value-type="float" office:value="0.2436" calcext:value-type="float">
            <text:p>0.24</text:p>
          </table:table-cell>
        </table:table-row>
        <table:table-row table:style-name="ro6">
          <table:table-cell table:style-name="ce71" office:value-type="string" calcext:value-type="string">
            <text:p>Memory Usage (GB)</text:p>
          </table:table-cell>
          <table:table-cell table:style-name="ce73"/>
          <table:table-cell table:style-name="ce77" table:formula="of:=IF(EXACT([raw_bw_tfd.$B6];&quot;nan&quot;);&quot;N/A&quot;;[raw_bw_tfd.$B6])" office:value-type="float" office:value="0.7354" calcext:value-type="float">
            <text:p>0.74</text:p>
          </table:table-cell>
          <table:table-cell table:style-name="ce77" table:formula="of:=IF(EXACT([raw_bw_tfd.$B12];&quot;nan&quot;);&quot;N/A&quot;;[raw_bw_tfd.$B12])" office:value-type="float" office:value="0.4317" calcext:value-type="float">
            <text:p>0.43</text:p>
          </table:table-cell>
          <table:table-cell table:style-name="ce77" table:formula="of:=IF(EXACT([raw_bw_tfd.$B18];&quot;nan&quot;);&quot;N/A&quot;;[raw_bw_tfd.$B18])" office:value-type="float" office:value="0.755" calcext:value-type="float">
            <text:p>0.76</text:p>
          </table:table-cell>
          <table:table-cell table:style-name="ce77" table:formula="of:=IF(EXACT([raw_bw_tfd.$B24];&quot;nan&quot;);&quot;N/A&quot;;[raw_bw_tfd.$B24])" office:value-type="float" office:value="0.7716" calcext:value-type="float">
            <text:p>0.77</text:p>
          </table:table-cell>
          <table:table-cell table:style-name="ce80"/>
          <table:table-cell table:style-name="ce77" table:formula="of:=IF(EXACT([raw_bw_colin.$B6];&quot;nan&quot;);&quot;N/A&quot;;[raw_bw_colin.$B6])" office:value-type="float" office:value="0.0033" calcext:value-type="float">
            <text:p>0.00</text:p>
          </table:table-cell>
          <table:table-cell table:style-name="ce77" table:formula="of:=IF(EXACT([raw_bw_colin.$B12];&quot;nan&quot;);&quot;N/A&quot;;[raw_bw_colin.$B12])" office:value-type="float" office:value="0.1211" calcext:value-type="float">
            <text:p>0.12</text:p>
          </table:table-cell>
          <table:table-cell table:style-name="ce77" table:formula="of:=IF(EXACT([raw_bw_colin.$B18];&quot;nan&quot;);&quot;N/A&quot;;[raw_bw_colin.$B18])" office:value-type="float" office:value="0.1318" calcext:value-type="float">
            <text:p>0.13</text:p>
          </table:table-cell>
          <table:table-cell table:style-name="ce77" table:formula="of:=IF(EXACT([raw_bw_colin.$B24];&quot;nan&quot;);&quot;N/A&quot;;[raw_bw_colin.$B24])" office:value-type="float" office:value="0.1729" calcext:value-type="float">
            <text:p>0.17</text:p>
          </table:table-cell>
          <table:table-cell table:style-name="ce80"/>
          <table:table-cell table:style-name="ce77" table:formula="of:=IF(EXACT([raw_fr.$B12];&quot;nan&quot;);&quot;N/A&quot;;[raw_fr.$B12])" office:value-type="float" office:value="0" calcext:value-type="float">
            <text:p>0.00</text:p>
          </table:table-cell>
          <table:table-cell table:style-name="ce77" table:formula="of:=IF(EXACT([raw_fr.$B18];&quot;nan&quot;);&quot;N/A&quot;;[raw_fr.$B18])" office:value-type="float" office:value="0.5607" calcext:value-type="float">
            <text:p>0.56</text:p>
          </table:table-cell>
          <table:table-cell table:style-name="ce77" table:formula="of:=IF(EXACT([raw_fr.$B24];&quot;nan&quot;);&quot;N/A&quot;;[raw_fr.$B24])" office:value-type="float" office:value="0.1315" calcext:value-type="float">
            <text:p>0.13</text:p>
          </table:table-cell>
        </table:table-row>
        <table:table-row table:style-name="ro5" table:number-rows-repeated="2">
          <table:table-cell table:number-columns-repeated="15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12"/>
        </table:table-row>
        <table:table-row table:style-name="ro5" table:number-rows-repeated="2">
          <table:table-cell table:number-columns-repeated="15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12"/>
        </table:table-row>
        <table:table-row table:style-name="ro5" table:number-rows-repeated="2">
          <table:table-cell table:number-columns-repeated="15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12"/>
        </table:table-row>
        <table:table-row table:style-name="ro5" table:number-rows-repeated="22">
          <table:table-cell table:number-columns-repeated="15"/>
        </table:table-row>
        <table:table-row table:style-name="ro5">
          <table:table-cell table:number-columns-repeated="15"/>
        </table:table-row>
        <calcext:conditional-formats>
          <calcext:conditional-format calcext:target-range-address="Hypothesis.C3:Hypothesis.O6">
            <calcext:condition calcext:apply-style-name="Untitled2" calcext:value="&lt;=0.05" calcext:base-cell-address="Hypothesis.C3"/>
          </calcext:conditional-format>
        </calcext:conditional-formats>
      </table:table>
      <table:table table:name="All" table:style-name="ta1">
        <table:table-column table:style-name="co18" table:default-cell-style-name="Default"/>
        <table:table-column table:style-name="co19" table:default-cell-style-name="Default"/>
        <table:table-column table:style-name="co21" table:default-cell-style-name="ce78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2" table:default-cell-style-name="Default"/>
        <table:table-row table:style-name="ro5">
          <table:table-cell table:style-name="ce71" office:value-type="string" calcext:value-type="string">
            <text:p>Metrics</text:p>
          </table:table-cell>
          <table:table-cell table:style-name="ce72"/>
          <table:table-cell table:style-name="ce74" office:value-type="string" calcext:value-type="string">
            <text:p>BW | TFD</text:p>
          </table:table-cell>
          <table:table-cell table:style-name="ce79"/>
          <table:table-cell table:style-name="ce74" office:value-type="string" calcext:value-type="string">
            <text:p>BW | COLIN</text:p>
          </table:table-cell>
          <table:table-cell table:style-name="ce79"/>
          <table:table-cell table:style-name="ce74" office:value-type="string" calcext:value-type="string">
            <text:p>FR | COLIN</text:p>
          </table:table-cell>
        </table:table-row>
        <table:table-row table:style-name="ro6">
          <table:table-cell table:style-name="ce71" office:value-type="string" calcext:value-type="string">
            <text:p>Makespan (s)</text:p>
          </table:table-cell>
          <table:table-cell table:style-name="ce73"/>
          <table:table-cell table:style-name="ce82" table:formula="of:=IF(EXACT([General.$B3];&quot;nan&quot;);&quot;N/A&quot;;[General.$B3])" office:value-type="float" office:value="0.002" calcext:value-type="float">
            <text:p>0.00</text:p>
          </table:table-cell>
          <table:table-cell table:style-name="ce84"/>
          <table:table-cell table:style-name="ce85" table:formula="of:=IF(EXACT([General.$B10];&quot;nan&quot;);&quot;N/A&quot;;[General.$B10])" office:value-type="float" office:value="0.1192" calcext:value-type="float">
            <text:p>0.12</text:p>
          </table:table-cell>
          <table:table-cell table:style-name="ce84"/>
          <table:table-cell table:style-name="ce86" table:formula="of:=IF(EXACT([General.$B17];&quot;nan&quot;);&quot;N/A&quot;;[General.$B17])" office:value-type="float" office:value="0.0974" calcext:value-type="float">
            <text:p>0.10</text:p>
          </table:table-cell>
        </table:table-row>
        <table:table-row table:style-name="ro6">
          <table:table-cell table:style-name="ce71" office:value-type="string" calcext:value-type="string">
            <text:p>Number of Actions</text:p>
          </table:table-cell>
          <table:table-cell table:style-name="ce73"/>
          <table:table-cell table:style-name="ce83" table:formula="of:=IF(EXACT([General.$B4];&quot;nan&quot;);&quot;N/A&quot;;[General.$B4])" office:value-type="float" office:value="0.6798" calcext:value-type="float">
            <text:p>0.68</text:p>
          </table:table-cell>
          <table:table-cell table:style-name="ce84"/>
          <table:table-cell table:style-name="ce85" table:formula="of:=IF(EXACT([General.$B11];&quot;nan&quot;);&quot;N/A&quot;;[General.$B11])" office:value-type="float" office:value="0.1801" calcext:value-type="float">
            <text:p>0.18</text:p>
          </table:table-cell>
          <table:table-cell table:style-name="ce84"/>
          <table:table-cell table:style-name="ce86" table:formula="of:=IF(EXACT([General.$B18];&quot;nan&quot;);&quot;N/A&quot;;[General.$B18])" office:value-type="float" office:value="0" calcext:value-type="float">
            <text:p>0.00</text:p>
          </table:table-cell>
        </table:table-row>
        <table:table-row table:style-name="ro6">
          <table:table-cell table:style-name="ce71" office:value-type="string" calcext:value-type="string">
            <text:p>Processing Time (s)</text:p>
          </table:table-cell>
          <table:table-cell table:style-name="ce73"/>
          <table:table-cell table:style-name="ce83" table:formula="of:=IF(EXACT([General.$B5];&quot;nan&quot;);&quot;N/A&quot;;[General.$B5])" office:value-type="float" office:value="0.7674" calcext:value-type="float">
            <text:p>0.77</text:p>
          </table:table-cell>
          <table:table-cell table:style-name="ce84"/>
          <table:table-cell table:style-name="ce85" table:formula="of:=IF(EXACT([General.$B12];&quot;nan&quot;);&quot;N/A&quot;;[General.$B12])" office:value-type="float" office:value="0.0163" calcext:value-type="float">
            <text:p>0.02</text:p>
          </table:table-cell>
          <table:table-cell table:style-name="ce84"/>
          <table:table-cell table:style-name="ce86" table:formula="of:=IF(EXACT([General.$B19];&quot;nan&quot;);&quot;N/A&quot;;[General.$B19])" office:value-type="float" office:value="0" calcext:value-type="float">
            <text:p>0.00</text:p>
          </table:table-cell>
        </table:table-row>
        <table:table-row table:style-name="ro6">
          <table:table-cell table:style-name="ce71" office:value-type="string" calcext:value-type="string">
            <text:p>Memory Usage (GB)</text:p>
          </table:table-cell>
          <table:table-cell table:style-name="ce73"/>
          <table:table-cell table:style-name="ce83" table:formula="of:=IF(EXACT([General.$B6];&quot;nan&quot;);&quot;N/A&quot;;[General.$B6])" office:value-type="float" office:value="0.4053" calcext:value-type="float">
            <text:p>0.41</text:p>
          </table:table-cell>
          <table:table-cell table:style-name="ce84"/>
          <table:table-cell table:style-name="ce85" table:formula="of:=IF(EXACT([General.$B13];&quot;nan&quot;);&quot;N/A&quot;;[General.$B13])" office:value-type="float" office:value="0.003" calcext:value-type="float">
            <text:p>0.00</text:p>
          </table:table-cell>
          <table:table-cell table:style-name="ce84"/>
          <table:table-cell table:style-name="ce86" table:formula="of:=IF(EXACT([General.$B20];&quot;nan&quot;);&quot;N/A&quot;;[General.$B20])" office:value-type="float" office:value="0" calcext:value-type="float">
            <text:p>0.00</text:p>
          </table:table-cell>
        </table:table-row>
        <table:table-row table:style-name="ro5" table:number-rows-repeated="2">
          <table:table-cell table:number-columns-repeated="7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7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7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5" table:number-rows-repeated="22">
          <table:table-cell table:number-columns-repeated="7"/>
        </table:table-row>
        <table:table-row table:style-name="ro5">
          <table:table-cell table:number-columns-repeated="7"/>
        </table:table-row>
        <calcext:conditional-formats>
          <calcext:conditional-format calcext:target-range-address="All.F2:All.F5 All.D2:All.D5 All.C3:All.C5">
            <calcext:condition calcext:apply-style-name="Untitled2" calcext:value="&lt;=0.05" calcext:base-cell-address="All.C2"/>
          </calcext:conditional-format>
          <calcext:conditional-format calcext:target-range-address="All.C3:All.C5">
            <calcext:condition calcext:apply-style-name="Untitled2" calcext:value="&lt;=0.05" calcext:base-cell-address="All.C3"/>
          </calcext:conditional-format>
          <calcext:conditional-format calcext:target-range-address="All.C2:All.C5">
            <calcext:condition calcext:apply-style-name="Untitled2" calcext:value="&lt;=0.05" calcext:base-cell-address="All.C2"/>
          </calcext:conditional-format>
          <calcext:conditional-format calcext:target-range-address="All.E2:All.E5">
            <calcext:condition calcext:apply-style-name="Untitled2" calcext:value="&lt;=0.05" calcext:base-cell-address="All.E2"/>
          </calcext:conditional-format>
          <calcext:conditional-format calcext:target-range-address="All.G2:All.G5">
            <calcext:condition calcext:apply-style-name="Untitled2" calcext:value="&lt;=0.05" calcext:base-cell-address="All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6:41:13.445038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8T16:58:56.007778262</dc:date>
    <meta:editing-duration>PT3H29M20S</meta:editing-duration>
    <meta:editing-cycles>168</meta:editing-cycles>
    <meta:print-date>2017-10-18T16:52:18.662657807</meta:print-date>
    <meta:document-statistic meta:table-count="8" meta:cell-count="1221" meta:object-count="0"/>
  </office:meta>
</office:document-meta>
</file>